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31.96mm"/>
    </style:style>
    <style:style style:name="co2" style:family="table-column">
      <style:table-column-properties fo:break-before="auto" style:column-width="182.77mm"/>
    </style:style>
    <style:style style:name="co3" style:family="table-column">
      <style:table-column-properties fo:break-before="auto" style:column-width="228.28mm"/>
    </style:style>
    <style:style style:name="co4" style:family="table-column">
      <style:table-column-properties fo:break-before="auto" style:column-width="22.58mm"/>
    </style:style>
    <style:style style:name="ro1" style:family="table-row">
      <style:table-row-properties style:row-height="9.79mm" fo:break-before="auto" style:use-optimal-row-height="false"/>
    </style:style>
    <style:style style:name="ro2" style:family="table-row">
      <style:table-row-properties style:row-height="40.53mm" fo:break-before="auto" style:use-optimal-row-height="true"/>
    </style:style>
    <style:style style:name="ro3" style:family="table-row">
      <style:table-row-properties style:row-height="70.54mm" fo:break-before="auto" style:use-optimal-row-height="true"/>
    </style:style>
    <style:style style:name="ro4" style:family="table-row">
      <style:table-row-properties style:row-height="19.74mm" fo:break-before="auto" style:use-optimal-row-height="true"/>
    </style:style>
    <style:style style:name="ro5" style:family="table-row">
      <style:table-row-properties style:row-height="24.48mm" fo:break-before="auto" style:use-optimal-row-height="true"/>
    </style:style>
    <style:style style:name="ro6" style:family="table-row">
      <style:table-row-properties style:row-height="14.99mm" fo:break-before="auto" style:use-optimal-row-height="true"/>
    </style:style>
    <style:style style:name="ro7" style:family="table-row">
      <style:table-row-properties style:row-height="50.54mm" fo:break-before="auto" style:use-optimal-row-height="true"/>
    </style:style>
    <style:style style:name="ro8" style:family="table-row">
      <style:table-row-properties style:row-height="29.21mm" fo:break-before="auto" style:use-optimal-row-height="true"/>
    </style:style>
    <style:style style:name="ro9" style:family="table-row">
      <style:table-row-properties style:row-height="33.95mm" fo:break-before="auto" style:use-optimal-row-height="true"/>
    </style:style>
    <style:style style:name="ro10" style:family="table-row">
      <style:table-row-properties style:row-height="20.53mm" fo:break-before="auto" style:use-optimal-row-height="true"/>
    </style:style>
    <style:style style:name="ro11" style:family="table-row">
      <style:table-row-properties style:row-height="38.7mm" fo:break-before="auto" style:use-optimal-row-height="true"/>
    </style:style>
    <style:style style:name="ro12" style:family="table-row">
      <style:table-row-properties style:row-height="55.54mm" fo:break-before="auto" style:use-optimal-row-height="true"/>
    </style:style>
    <style:style style:name="ro13" style:family="table-row">
      <style:table-row-properties style:row-height="10.27mm" fo:break-before="auto" style:use-optimal-row-height="true"/>
    </style:style>
    <style:style style:name="ro14" style:family="table-row">
      <style:table-row-properties style:row-height="56.87mm" fo:break-before="auto" style:use-optimal-row-height="true"/>
    </style:style>
    <style:style style:name="ro15" style:family="table-row">
      <style:table-row-properties style:row-height="30.53mm" fo:break-before="auto" style:use-optimal-row-height="true"/>
    </style:style>
    <style:style style:name="ro16" style:family="table-row">
      <style:table-row-properties style:row-height="26.71mm" fo:break-before="auto" style:use-optimal-row-height="true"/>
    </style:style>
    <style:style style:name="ro17" style:family="table-row">
      <style:table-row-properties style:row-height="25.52mm" fo:break-before="auto" style:use-optimal-row-height="true"/>
    </style:style>
    <style:style style:name="ro18" style:family="table-row">
      <style:table-row-properties style:row-height="35.52mm" fo:break-before="auto" style:use-optimal-row-height="true"/>
    </style:style>
    <style:style style:name="ro19" style:family="table-row">
      <style:table-row-properties style:row-height="65.55mm" fo:break-before="auto" style:use-optimal-row-height="true"/>
    </style:style>
    <style:style style:name="ro20" style:family="table-row">
      <style:table-row-properties style:row-height="106.08mm" fo:break-before="auto" style:use-optimal-row-height="true"/>
    </style:style>
    <style:style style:name="ro21" style:family="table-row">
      <style:table-row-properties style:row-height="75.55mm" fo:break-before="auto" style:use-optimal-row-height="true"/>
    </style:style>
    <style:style style:name="ro22" style:family="table-row">
      <style:table-row-properties style:row-height="38.89mm" fo:break-before="auto" style:use-optimal-row-height="true"/>
    </style:style>
    <style:style style:name="ro23" style:family="table-row">
      <style:table-row-properties style:row-height="11.11mm" fo:break-before="auto" style:use-optimal-row-height="true"/>
    </style:style>
    <style:style style:name="ro24" style:family="table-row">
      <style:table-row-properties style:row-height="55.56mm" fo:break-before="auto" style:use-optimal-row-height="true"/>
    </style:style>
    <style:style style:name="ro25" style:family="table-row">
      <style:table-row-properties style:row-height="27.78mm" fo:break-before="auto" style:use-optimal-row-height="true"/>
    </style:style>
    <style:style style:name="ro26" style:family="table-row">
      <style:table-row-properties style:row-height="16.67mm" fo:break-before="auto" style:use-optimal-row-height="true"/>
    </style:style>
    <style:style style:name="ro27" style:family="table-row">
      <style:table-row-properties style:row-height="5.52mm" fo:break-before="auto" style:use-optimal-row-height="true"/>
    </style:style>
    <style:style style:name="ro28" style:family="table-row">
      <style:table-row-properties style:row-height="50.01mm" fo:break-before="auto" style:use-optimal-row-height="true"/>
    </style:style>
    <style:style style:name="ro29" style:family="table-row">
      <style:table-row-properties style:row-height="100.01mm" fo:break-before="auto" style:use-optimal-row-height="true"/>
    </style:style>
    <style:style style:name="ro30" style:family="table-row">
      <style:table-row-properties style:row-height="6.6mm" fo:break-before="auto" style:use-optimal-row-height="true"/>
    </style:style>
    <style:style style:name="ro31" style:family="table-row">
      <style:table-row-properties style:row-height="66.68mm" fo:break-before="auto" style:use-optimal-row-height="true"/>
    </style:style>
    <style:style style:name="ro32" style:family="table-row">
      <style:table-row-properties style:row-height="5.54mm" fo:break-before="auto" style:use-optimal-row-height="true"/>
    </style:style>
    <style:style style:name="ro33" style:family="table-row">
      <style:table-row-properties style:row-height="44.45mm" fo:break-before="auto" style:use-optimal-row-height="true"/>
    </style:style>
    <style:style style:name="ro34" style:family="table-row">
      <style:table-row-properties style:row-height="10.53mm" fo:break-before="auto" style:use-optimal-row-height="true"/>
    </style:style>
    <style:style style:name="ro35" style:family="table-row">
      <style:table-row-properties style:row-height="33.34mm" fo:break-before="auto" style:use-optimal-row-height="true"/>
    </style:style>
    <style:style style:name="ro36" style:family="table-row">
      <style:table-row-properties style:row-height="5.56mm" fo:break-before="auto" style:use-optimal-row-height="true"/>
    </style:style>
    <style:style style:name="ro37" style:family="table-row">
      <style:table-row-properties style:row-height="21.43mm" fo:break-before="auto" style:use-optimal-row-height="true"/>
    </style:style>
    <style:style style:name="ro38" style:family="table-row">
      <style:table-row-properties style:row-height="16.14mm" fo:break-before="auto" style:use-optimal-row-height="true"/>
    </style:style>
    <style:style style:name="ro39" style:family="table-row">
      <style:table-row-properties style:row-height="115.89mm" fo:break-before="auto" style:use-optimal-row-height="false"/>
    </style:style>
    <style:style style:name="ro40" style:family="table-row">
      <style:table-row-properties style:row-height="22.23mm" fo:break-before="auto" style:use-optimal-row-height="true"/>
    </style:style>
    <style:style style:name="ro41" style:family="table-row">
      <style:table-row-properties style:row-height="27.52mm" fo:break-before="auto" style:use-optimal-row-height="true"/>
    </style:style>
    <style:style style:name="ro42" style:family="table-row">
      <style:table-row-properties style:row-height="42.6mm" fo:break-before="auto" style:use-optimal-row-height="true"/>
    </style:style>
    <style:style style:name="ro43" style:family="table-row">
      <style:table-row-properties style:row-height="32.01mm" fo:break-before="auto" style:use-optimal-row-height="true"/>
    </style:style>
    <style:style style:name="ro44" style:family="table-row">
      <style:table-row-properties style:row-height="6.09mm" fo:break-before="auto" style:use-optimal-row-height="true"/>
    </style:style>
    <style:style style:name="ro45" style:family="table-row">
      <style:table-row-properties style:row-height="11.64mm" fo:break-before="auto" style:use-optimal-row-height="true"/>
    </style:style>
    <style:style style:name="ro46" style:family="table-row">
      <style:table-row-properties style:row-height="10.85mm" fo:break-before="auto" style:use-optimal-row-height="true"/>
    </style:style>
    <style:style style:name="ro47" style:family="table-row">
      <style:table-row-properties style:row-height="88.9mm" fo:break-before="auto" style:use-optimal-row-height="true"/>
    </style:style>
    <style:style style:name="ro48" style:family="table-row">
      <style:table-row-properties style:row-height="90.56mm" fo:break-before="auto" style:use-optimal-row-height="true"/>
    </style:style>
    <style:style style:name="ro49" style:family="table-row">
      <style:table-row-properties style:row-height="5.29mm" fo:break-before="auto" style:use-optimal-row-height="true"/>
    </style:style>
    <style:style style:name="ro50" style:family="table-row">
      <style:table-row-properties style:row-height="4.87mm" fo:break-before="auto" style:use-optimal-row-height="true"/>
    </style:style>
    <style:style style:name="ta1" style:family="table" style:master-page-name="PageStyle_5f_Data">
      <style:table-properties table:display="true" style:writing-mode="lr-tb"/>
    </style:style>
    <style:style style:name="ce1"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sian="DejaVu Sans1"/>
    </style:style>
    <style:style style:name="ce1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Calibri" style:font-name-asian="DejaVu Sans1" style:font-name-complex="Calibri"/>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 style:family="table-cell" style:parent-style-name="Default">
      <style:table-cell-properties style:diagonal-bl-tr="none" style:diagonal-tl-br="none" fo:background-color="transparent" fo:border="0.74pt solid #000000" style:rotation-align="none"/>
    </style:style>
    <style:style style:name="ce1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style:font-name="Calibri" style:font-style-complex="normal" style:font-style-asian="normal" style:font-weight-complex="normal" style:font-weight-asian="normal" style:font-size-complex="12pt" style:font-size-asian="12pt" style:font-name-complex="Calibri" fo:color="#000000" style:text-position="-33% 58%" style:text-outline="false" fo:font-style="normal" style:text-line-through-type="none" style:text-underline-style="none" style:text-underline-color="font-color" fo:font-weight="normal" fo:font-size="12pt" fo:text-shadow="none"/>
    </style:style>
    <style:style style:name="T3" style:family="text">
      <style:text-properties style:font-name="Calibri" style:font-style-complex="normal" style:font-style-asian="normal" style:font-weight-complex="normal" style:font-weight-asian="normal" style:font-size-complex="12pt" style:font-size-asian="12pt" style:font-name-complex="Calibri" fo:color="#000000" style:text-outline="false" fo:font-style="normal" style:text-line-through-type="none" style:text-underline-style="none" style:text-underline-color="font-color" fo:font-weight="normal" fo:font-size="12pt" fo:text-shadow="none" style:text-position="0% 100%"/>
    </style:style>
    <style:style style:name="T4" style:family="text">
      <style:text-properties style:font-style-asian="normal" fo:font-weight="bold" style:font-weight-asian="bold" style:font-size-complex="12pt" style:font-size-asian="12pt" style:font-name-complex="Calibri" fo:text-shadow="none" fo:font-style="normal" style:text-line-through-type="none" style:text-underline-style="none" style:text-underline-color="font-color" style:font-weight-complex="bold" style:font-name="Calibri" fo:font-size="12pt" fo:color="#000000" style:font-style-complex="normal" style:text-position="0% 100%" style:text-outline="false"/>
    </style:style>
    <style:style style:name="T5"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style:font-weight-asian="normal" fo:font-weight="normal" style:font-weight-complex="normal"/>
    </style:style>
    <style:style style:name="T6"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style:font-weight-complex="bold" fo:font-weight="bold" style:font-weight-asian="bold"/>
    </style:style>
    <style:style style:name="T7"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fo:font-weight="normal" style:font-weight-asian="normal" style:font-weight-complex="normal"/>
    </style:style>
    <style:style style:name="T8"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fo:font-weight="bold" style:font-weight-complex="bold" style:font-weight-asian="bold"/>
    </style:style>
    <style:style style:name="T9"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style:font-weight-complex="normal" style:font-weight-asian="normal" fo:font-weight="normal"/>
    </style:style>
    <style:style style:name="T10"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fo:font-weight="bold" style:font-weight-asian="bold" style:font-weight-complex="bold"/>
    </style:style>
    <style:style style:name="T11" style:family="text">
      <style:text-properties style:font-weight-complex="bold" style:text-underline-style="none" style:text-underline-color="font-color" fo:font-weight="bold" style:font-weight-asian="bold"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style>
    <style:style style:name="T12"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font-weight-complex="normal" fo:font-weight="normal" style:font-weight-asian="normal"/>
    </style:style>
    <style:style style:name="T13"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font-weight-asian="bold" style:font-weight-complex="bold" fo:font-weight="bold"/>
    </style:style>
    <style:style style:name="T14"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fo:font-weight="normal" style:font-weight-asian="normal" style:font-weight-complex="normal"/>
    </style:style>
    <style:style style:name="T15"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font-weight-asian="bold" fo:font-weight="bold" style:font-weight-complex="bold"/>
    </style:style>
    <style:style style:name="T16"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font-weight-complex="normal" style:font-weight-asian="normal" fo:font-weight="normal"/>
    </style:style>
    <style:style style:name="T17"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outline="false" fo:font-style="normal" style:text-line-through-type="none" style:font-weight-complex="normal" style:font-weight-asian="normal" fo:font-weight="normal" style:text-position="33% 58%"/>
    </style:style>
    <style:style style:name="T18"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outline="false" fo:font-style="normal" style:text-line-through-type="none" style:font-weight-complex="normal" style:font-weight-asian="normal" fo:font-weight="normal" style:text-position="0% 100%"/>
    </style:style>
    <style:style style:name="T19" style:family="text">
      <style:text-properties fo:text-shadow="none" style:font-name="Calibri" style:font-style-asian="normal" style:font-weight-complex="normal" style:font-weight-asian="normal" style:font-size-complex="11pt" style:font-size-asian="11pt" style:font-name-complex="Calibri" fo:color="#000000" style:text-position="-33% 58%" style:text-outline="false" fo:font-style="normal" style:text-line-through-type="none" style:text-underline-style="none" style:text-underline-color="font-color" fo:font-weight="normal" fo:font-size="11pt" style:font-style-complex="normal"/>
    </style:style>
    <style:style style:name="T20" style:family="text">
      <style:text-properties fo:text-shadow="none" style:font-name="Calibri"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style:font-style-complex="normal" style:text-position="0% 100%"/>
    </style:style>
    <style:style style:name="T21" style:family="text">
      <style:text-properties fo:text-shadow="none" style:font-name="Calibri"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style:font-style-complex="normal" style:text-position="-33% 58%"/>
    </style:style>
    <style:style style:name="T22" style:family="text">
      <style:text-properties style:font-name="Calibri" style:font-style-complex="normal" style:font-style-asian="normal" style:font-weight-complex="bold" style:font-weight-asian="bold" style:font-size-complex="11pt" style:font-size-asian="11pt" style:font-name-complex="Calibri" fo:color="#000000" style:text-position="0% 100%" style:text-outline="false" fo:font-style="normal" style:text-line-through-type="none" style:text-underline-style="none" style:text-underline-color="font-color" fo:font-weight="bold" fo:font-size="11pt" fo:text-shadow="none"/>
    </style:style>
    <style:style style:name="T23" style:family="text">
      <style:text-properties style:font-name="Calibri" style:font-style-complex="normal" style:font-style-asian="normal" style:font-size-complex="11pt" style:font-size-asian="11pt" style:font-name-complex="Calibri"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4" style:family="text">
      <style:text-properties style:font-name="Calibri" style:font-style-complex="normal" style:font-style-asian="normal" style:font-weight-complex="normal" style:font-weight-asian="normal" style:font-size-complex="11pt" style:font-size-asian="11pt" style:font-name-complex="Calibri" fo:color="#000000" style:text-position="33% 58%" style:text-outline="false" fo:font-style="normal" style:text-line-through-type="none" style:text-underline-style="none" style:text-underline-color="font-color" fo:font-weight="normal" fo:font-size="11pt" fo:text-shadow="none"/>
    </style:style>
    <style:style style:name="T25" style:family="text">
      <style:text-properties style:font-name="Calibri" style:font-style-complex="normal"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fo:text-shadow="none" style:text-position="0% 100%"/>
    </style:style>
    <style:style style:name="T26" style:family="text">
      <style:text-properties style:font-style-complex="normal" fo:color="#000000" fo:text-shadow="none" style:font-style-asian="normal" style:font-weight-complex="bold" style:font-weight-asian="bold" style:font-size-complex="11pt" style:font-size-asian="11pt" style:font-name-complex="Calibri" style:text-outline="false" fo:font-style="normal" style:text-line-through-type="none" style:text-underline-style="none" style:text-underline-color="font-color" fo:font-weight="bold" fo:font-size="11pt" style:font-name="Calibri" style:text-position="0% 100%"/>
    </style:style>
    <style:style style:name="T27" style:family="text">
      <style:text-properties style:font-style-complex="normal" fo:color="#000000" fo:text-shadow="none" style:font-style-asian="normal" style:font-size-complex="11pt" style:font-size-asian="11pt" style:font-name-complex="Calibri" style:text-outline="false" fo:font-style="normal" style:text-line-through-type="none" style:text-underline-style="none" style:text-underline-color="font-color" fo:font-size="11pt" style:font-name="Calibri" style:text-position="0% 100%" fo:font-weight="normal" style:font-weight-asian="normal" style:font-weight-complex="normal"/>
    </style:style>
    <style:style style:name="T28" style:family="text">
      <style:text-properties style:font-style-complex="normal" fo:color="#000000" fo:text-shadow="none" style:font-style-asian="normal" style:font-size-complex="11pt" style:font-size-asian="11pt" style:font-name-complex="Calibri" style:text-outline="false" fo:font-style="normal" style:text-line-through-type="none" style:text-underline-style="none" style:text-underline-color="font-color" fo:font-size="11pt" style:font-name="Calibri" style:text-position="0% 100%" fo:font-weight="bold" style:font-weight-asian="bold" style:font-weight-complex="bold"/>
    </style:style>
    <style:style style:name="T29" style:family="text">
      <style:text-properties style:font-style-complex="normal" fo:text-shadow="none" style:font-style-asian="normal" style:font-weight-complex="normal" style:font-weight-asian="normal" style:font-size-complex="11pt" style:font-size-asian="11pt" style:font-name-complex="Calibri" fo:color="#000000" style:text-position="-33% 58%" style:text-outline="false" fo:font-style="normal" style:text-line-through-type="none" style:text-underline-style="none" style:text-underline-color="font-color" fo:font-weight="normal" fo:font-size="11pt" style:font-name="Calibri"/>
    </style:style>
    <style:style style:name="T30" style:family="text">
      <style:text-properties style:font-style-complex="normal" fo:text-shadow="none"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style:font-name="Calibri" style:text-position="0% 100%"/>
    </style:style>
    <style:style style:name="T31" style:family="text">
      <style:text-properties style:font-style-complex="normal" fo:text-shadow="none"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style:font-name="Calibri" style:text-position="-33% 58%"/>
    </style:style>
    <style:style style:name="T32" style:family="text">
      <style:text-properties style:text-position="-33% 58%"/>
    </style:style>
    <style:style style:name="T33" style:family="text">
      <style:text-properties style:text-position="0% 100%"/>
    </style:style>
    <style:style style:name="T34" style:family="text">
      <style:text-properties style:text-position="0% 100%" fo:color="#000000" style:font-name="Calibri" fo:font-size="12pt" fo:font-weight="normal" style:text-underline-style="none" style:text-underline-color="font-color" style:text-line-through-type="none" fo:font-style="normal" style:text-outline="false" fo:text-shadow="none" style:font-name-complex="Calibri" style:font-size-asian="12pt" style:font-size-complex="12pt" style:font-weight-asian="normal" style:font-weight-complex="normal" style:font-style-asian="normal" style:font-style-complex="normal"/>
    </style:style>
    <style:style style:name="T35" style:family="text">
      <style:text-properties fo:font-style="normal" style:font-size-asian="12pt" style:text-outline="false" style:text-position="0% 100%" style:font-name="Calibri" style:font-style-asian="normal" style:font-weight-complex="bold" style:font-weight-asian="bold" style:font-size-complex="12pt" style:text-underline-style="none" style:text-underline-color="font-color" fo:font-weight="bold" fo:font-size="12pt" fo:text-shadow="none" style:font-style-complex="normal" fo:color="#000000" style:font-name-complex="Calibri" style:text-line-through-type="none"/>
    </style:style>
    <style:style style:name="T36" style:family="text">
      <style:text-properties fo:font-style="normal" style:font-size-asian="12pt" style:text-outline="false" style:text-position="0% 100%" style:font-name="Calibri" style:font-style-asian="normal" style:font-size-complex="12pt" style:text-underline-style="none" style:text-underline-color="font-color" fo:font-size="12pt" fo:text-shadow="none" style:font-style-complex="normal" fo:color="#000000" style:font-name-complex="Calibri" style:text-line-through-type="none" fo:font-weight="normal" style:font-weight-complex="normal" style:font-weight-asian="normal"/>
    </style:style>
    <style:style style:name="T37" style:family="text">
      <style:text-properties fo:font-style="normal" style:font-size-asian="12pt" style:text-outline="false" style:font-name="Calibri" style:font-style-asian="normal" style:font-size-complex="12pt" style:text-underline-style="none" style:text-underline-color="font-color" fo:font-size="12pt" fo:text-shadow="none" style:font-style-complex="normal" fo:color="#000000" style:font-name-complex="Calibri" style:text-line-through-type="none" fo:font-weight="normal" style:font-weight-complex="normal" style:font-weight-asian="normal" style:text-position="33% 58%"/>
    </style:style>
    <style:style style:name="T38" style:family="text">
      <style:text-properties fo:font-style="normal" style:font-size-asian="12pt" style:text-outline="false" style:font-name="Calibri" style:font-style-asian="normal" style:font-size-complex="12pt" style:text-underline-style="none" style:text-underline-color="font-color" fo:font-size="12pt" fo:text-shadow="none" style:font-style-complex="normal" fo:color="#000000" style:font-name-complex="Calibri" style:text-line-through-type="none" fo:font-weight="normal" style:font-weight-complex="normal" style:font-weight-asian="normal" style:text-position="0% 1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calcext:value-type="string">
            <text:p>English text</text:p>
          </table:table-cell>
          <table:table-cell table:style-name="ce5" office:value-type="string" calcext:value-type="string">
            <text:p>Czech translation</text:p>
          </table:table-cell>
          <table:table-cell table:style-name="ce12" office:value-type="string" calcext:value-type="string">
            <text:p>Link</text:p>
          </table:table-cell>
        </table:table-row>
        <table:table-row table:style-name="ro2">
          <table:table-cell table:style-name="ce2" office:value-type="string" calcext:value-type="string">
            <text:p>TESCAN USA is a leading supplier in North America of Scanning Electron Microscopes and Focused Ion Beam workstations. The quality, performance and reliability of our products are the foundation of our business, serving customers in academia, industry and the government sector. With most of our staff being electron microscopists, and analysts, we understand the diverse needs of our customers, offering custom solutions to meet specific application requirements. </text:p>
          </table:table-cell>
          <table:table-cell table:style-name="ce6" office:value-type="string" calcext:value-type="string">
            <text:p>TESCAN je předním dodavatelem rastrovacích elektronových mikroskopů a pracovních stanic fokusovaného iontového svazku (?v Severní americe?). Kvalita, výkon a spolehlivost našich výrobků je základem našeho podnikání v akademické, průmyslové a vládní sféře. Většina našich zaměstnanců s elektronovými mikroskopy pracuje nebo je analytiky a proto rozumíme rozmanitým potřebám našich zákazníků a poskytujeme zákaznická řešení pro specifické aplikační požadavky.</text:p>
          </table:table-cell>
          <table:table-cell table:style-name="ce6" office:value-type="string" calcext:value-type="string">
            <text:p>http://www.tescan-usa.com/</text:p>
          </table:table-cell>
        </table:table-row>
        <table:table-row table:style-name="ro3">
          <table:table-cell table:style-name="ce3" office:value-type="string" calcext:value-type="string">
            <text:p>The constant progress of modern science and the rapid development of technology require more and more advanced technologies that can satisfy the growing demand for high-resolution imaging, sample modification and analysis. This is the case of the semiconductor industry where the physical dimensions of microelectronic devices continue to shrink making failure analysis an extremely challenging task. At the same time, materials science is now one of the most active and exciting fields of science that requires sophisticated analytical tools in order to characterise and understand new materials that show striking physical properties. Recent investigations of cell morphology and biotechnology heavily rely on state-of-the-art techniques for microanalysis.</text:p>
          </table:table-cell>
          <table:table-cell table:style-name="ce7" office:value-type="string" calcext:value-type="string">
            <text:p>Nepřetržitý rozvoj moderní vědy a rychlý vývoj technologie vyžaduje stále rozvinutější technologie, které mohou uspokojit rostoucí poptávku po zobrazovaní s vysokým rozlišením, modifikaci vzorků a analýze. To je případ polovodičového průmyslu, kde stále se zmenšující fyzické rozměry mikroelektronických zařízení dělají chybovou analýzu extrémně náročným úkolem. Také věda o materiálech, která je v současnosti jedním z nejaktivnějších a nejzajímavějších vědních oborů, vyžaduje sofistikované analytické nástroje pro to, aby mohla charakterizovat a porozumět novým materiálům vykazujícím překvapivé fyzikální vlastnosti. Současná zkoumání na poli buněčné morfologie a biotechnologie se do značné míry opírají o špičkové techniky mikroanalýzy.</text:p>
          </table:table-cell>
          <table:table-cell table:style-name="ce7" office:value-type="string" calcext:value-type="string">
            <text:p>http://www.tescan-usa.com/applications</text:p>
          </table:table-cell>
        </table:table-row>
        <table:table-row table:style-name="ro2">
          <table:table-cell table:style-name="ce3" office:value-type="string" calcext:value-type="string">
            <text:p>TESCAN world-class technology delivers complete solutions for researchers in all branches of science. No matter what is the type and size of the sample, and what questions are being asked, there is always a dedicated solution available to solve all required tasks. Due to high versatility and customisable design of all TESCAN systems, it is very easy to design and manufacture dedicated instruments suited exactly to the customer’s needs.</text:p>
          </table:table-cell>
          <table:table-cell table:style-name="ce8" office:value-type="string" calcext:value-type="string">
            <text:p>Technologie světové třídy, kterou TESCAN dodává, poskytuje kompletní řešení pro výzkumníky ve všech odvětvích vědy. Nezáleží na typu a velikosti zkoumaného vzorku ani na položených otázkách, vždy je k dispozici odpovídající řešení pro zvládnutí daného problému. Design systémů TESCAN je vysoce univerzální a adaptabilní, takže je velice snadné navrhnout a vyrobit přístroje přesně přizpůsobené potřebám zákazníka.</text:p>
          </table:table-cell>
          <table:table-cell table:style-name="ce7" office:value-type="string" calcext:value-type="string">
            <text:p>http://www.tescan-usa.com/applications/materials-science</text:p>
          </table:table-cell>
        </table:table-row>
        <table:table-row table:style-name="ro4">
          <table:table-cell table:style-name="ce3" office:value-type="string" calcext:value-type="string">
            <text:p>Steels &amp; Metal Alloys<text:span text:style-name="T1"> - High resolution and large depth of focus are the main functions which make scanning electron microscope (SEM) a great tool for observing topographic features of samples made of steel and metal alloys.</text:span></text:p>
          </table:table-cell>
          <table:table-cell table:style-name="ce7" office:value-type="string" calcext:value-type="string">
            <text:p>Ocelové a kovové slitiny – vysoké rozlišení a velká hloubka ostrosti jsou hlavní funkce (vlastnosti), které dělají z rastrovacího elektronového mikroskopu (SEM) skvělý nástroj pro zkoumání topografie vzorků vyrobených z ocelových a kovových slitin.</text:p>
          </table:table-cell>
          <table:table-cell table:style-name="ce7" office:value-type="string" calcext:value-type="string">
            <text:p>http://www.tescan-usa.com/applications/materials-science</text:p>
          </table:table-cell>
        </table:table-row>
        <table:table-row table:style-name="ro5">
          <table:table-cell table:style-name="ce3" office:value-type="string" calcext:value-type="string">
            <text:p>Ceramics and Hard Coatings<text:span text:style-name="T1"> - Uncoated and non-conducting samples can be observed in the variable pressure mode without damaging the sample. Components made of ceramic materials are in some cases the only solution to technical problems that cannot be resolved with conventional materials.</text:span></text:p>
          </table:table-cell>
          <table:table-cell table:style-name="ce7" office:value-type="string" calcext:value-type="string">
            <text:p>Keramika a tvrdé povrchy – nepokovené a nevodivé vzorky je možné nedestruktivně zkoumat za různých tlakových podmínek. Komponenty z keramických materiálů jsou v některých případech jediné řešení technických problémů, které nemohou být vyřešeny <text:s/>použitím konvenčních materiálů.</text:p>
          </table:table-cell>
          <table:table-cell table:style-name="ce7" office:value-type="string" calcext:value-type="string">
            <text:p>http://www.tescan-usa.com/applications/materials-science</text:p>
          </table:table-cell>
        </table:table-row>
        <table:table-row table:style-name="ro4">
          <table:table-cell table:style-name="ce3" office:value-type="string" calcext:value-type="string">
            <text:p>Glass <text:span text:style-name="T1">- TESCAN SEMs are of great benefit to the glass industry. Glass and its derived products are an important part of automotive, construction, engineering and energy industry, among others.</text:span></text:p>
          </table:table-cell>
          <table:table-cell table:style-name="ce7" office:value-type="string" calcext:value-type="string">
            <text:p>Sklo – rastrovací elektronové mikroskopy TESCAN jsou velmi užitečné pro sklářský průmysl. Sklo a jeho odvozené produkty jsou důležitou součástí mimo jiné automobilového, stavebního, inženýrského a energetického průmyslu.</text:p>
          </table:table-cell>
          <table:table-cell table:style-name="ce7" office:value-type="string" calcext:value-type="string">
            <text:p>http://www.tescan-usa.com/applications/materials-science</text:p>
          </table:table-cell>
        </table:table-row>
        <table:table-row table:style-name="ro6">
          <table:table-cell table:style-name="ce3" office:value-type="string" calcext:value-type="string">
            <text:p>Material for Building &amp; Civil Engineering<text:span text:style-name="T1"> - Scanning electron microscopy has been an essential analytical technique for studying a variety of construction materials.</text:span></text:p>
          </table:table-cell>
          <table:table-cell table:style-name="ce7" office:value-type="string" calcext:value-type="string">
            <text:p>Materiály pro stavebnictví – rastrovací elektronová mikroskopie je esenciální analytickou technikou pro zkoumání různých konstrukčních materiálů.</text:p>
          </table:table-cell>
          <table:table-cell table:style-name="ce7" office:value-type="string" calcext:value-type="string">
            <text:p>http://www.tescan-usa.com/applications/materials-science</text:p>
          </table:table-cell>
        </table:table-row>
        <table:table-row table:style-name="ro4">
          <table:table-cell table:style-name="ce3" office:value-type="string" calcext:value-type="string">
            <text:p>Wood, Textile &amp; Paper<text:span text:style-name="T1"> - High resolution and large depth of focus are capabilities that make TESCAN SEM an ideal instrument to observe the topography of non-conductive materials such as wood, textiles and paper.</text:span></text:p>
          </table:table-cell>
          <table:table-cell table:style-name="ce7" office:value-type="string" calcext:value-type="string">
            <text:p>Dřevo, textil a papír – vysoké rozlišení a velká hloubka ostrosti jsou schopnosti kvůli kterým je TESCAN SEM ideálním nástrojem pro zkoumání topografie nevodivých materiálů jako jsou dřevo, textilie a papír.</text:p>
          </table:table-cell>
          <table:table-cell table:style-name="ce7" office:value-type="string" calcext:value-type="string">
            <text:p>http://www.tescan-usa.com/applications/materials-science</text:p>
          </table:table-cell>
        </table:table-row>
        <table:table-row table:style-name="ro6">
          <table:table-cell table:style-name="ce3" office:value-type="string" calcext:value-type="string">
            <text:p>Polymers &amp; Composites<text:span text:style-name="T1"> - High resolution and large depth of focus are capabilities that make TESCAN SEMs excellent instruments to observe polymers, plastic and other composite materials</text:span></text:p>
          </table:table-cell>
          <table:table-cell table:style-name="ce7" office:value-type="string" calcext:value-type="string">
            <text:p>Polymery a kompozity - vysoké rozlišení a velká hloubka ostrosti jsou schopnosti kvůli kterým je TESCAN SEM skvělým nástrojem pro zkoumání polymerů, plastů a dalších kompozitních materiálů.</text:p>
          </table:table-cell>
          <table:table-cell table:style-name="ce7" office:value-type="string" calcext:value-type="string">
            <text:p>http://www.tescan-usa.com/applications/materials-science</text:p>
          </table:table-cell>
        </table:table-row>
        <table:table-row table:style-name="ro7">
          <table:table-cell table:style-name="ce3" office:value-type="string" calcext:value-type="string">
            <text:p>Scanning electron microscopy (SEM) has become an integral technology in biotechnology, life sciences and medical science research. Recent investigations of cell morphology, development of biocompatible materials, tissue engineering research, microbiology and many more heavily rely on advanced SEM imaging techniques. TESCAN develops and manufactures state-of-the-art electron microscopy solutions customised to every life science application. The broad range of dedicated instrumentation helps scientists and researchers in all fields to make stunning discoveries and move science forward. </text:p>
          </table:table-cell>
          <table:table-cell table:style-name="ce9" office:value-type="string" calcext:value-type="string">
            <text:p>Rastrovací elektronová mikroskopie (SEM) se stala integrální technologií biotechnologie, biologických věd a lékařského výzkumu. Současná zkoumání buněčné morfologie, vývoj biokompatibilních materiálů, výzkum tkáňového inženýrství, mikrobiologie a mnohé další obory do značné míry závisejí na pokročilých zobrazovacích technikách SEM. TESCAN vyvíjí a vyrábí špičková řešení elektronové mikroskopie přizpůsobená jakékoli vědecké aplikaci. Široký rozsah specializovaných nástrojů pomáhá vědcům a výzkumníkům všech oborů objevovat nové ohromující skutečnosti a posouvat vědu vpřed.</text:p>
          </table:table-cell>
          <table:table-cell table:style-name="ce7" office:value-type="string" calcext:value-type="string">
            <text:p>http://www.tescan-usa.com/applications/life-sciences</text:p>
          </table:table-cell>
        </table:table-row>
        <table:table-row table:style-name="ro8">
          <table:table-cell table:style-name="ce3" office:value-type="string" calcext:value-type="string">
            <text:p>Biomedical engeneering<text:span text:style-name="T1"> - Biomedical engineering is one of the fastest growing research areas. It combines the latest concepts from medicine, biotechnology and engineering for designing a variety of technologies such as support matrices for cell growth, artificial tissue and implantable biomedical devices.</text:span></text:p>
          </table:table-cell>
          <table:table-cell table:style-name="ce8" office:value-type="string" calcext:value-type="string">
            <text:p>Biomedicínské inženýrství – biomedicínské inženýrství je jedním z nejrychleji se rozvíjejích výzkumných oblastí. Kombinuje nejnovější koncepty z lékařství, biotechnologie a inženýrství pro vytváření široké škály technologiií jako jsou podpůrné matrice pro buněčný růst, umělá tkáň a implantovatelná boimedicínská zařízení.</text:p>
          </table:table-cell>
          <table:table-cell table:style-name="ce7" office:value-type="string" calcext:value-type="string">
            <text:p>http://www.tescan-usa.com/applications/life-sciences</text:p>
          </table:table-cell>
        </table:table-row>
        <table:table-row table:style-name="ro6">
          <table:table-cell table:style-name="ce3" office:value-type="string" calcext:value-type="string">
            <text:p>Cell &amp; Tissue morphology<text:span text:style-name="T1"> - Cell membrane functions as a protection layer of the intracellular environment and together with cytoskeleton defines the outer shape of a cell.</text:span></text:p>
          </table:table-cell>
          <table:table-cell table:style-name="ce7" office:value-type="string" calcext:value-type="string">
            <text:p>Buněčná a tkáňová morfologie – buněčná membrána funguje jako ochranná vrstva nitrobuněčného prostředí a spolus cytoskeletem definuje vnější tvar buňky.</text:p>
          </table:table-cell>
          <table:table-cell table:style-name="ce7" office:value-type="string" calcext:value-type="string">
            <text:p><text:a xlink:href="http://www.tescan-usa.com/applications/life-sciences" xlink:type="simple">http://www.tescan-usa.com/applications/life-sciences</text:a></text:p>
          </table:table-cell>
        </table:table-row>
        <table:table-row table:style-name="ro6">
          <table:table-cell table:style-name="ce3" office:value-type="string" calcext:value-type="string">
            <text:p>Microbiology <text:span text:style-name="T1">- Microbial biofilms have been playing a major role in many processes such as infection, disease spreading and resistance to antibiotics.</text:span></text:p>
          </table:table-cell>
          <table:table-cell table:style-name="ce7" office:value-type="string" calcext:value-type="string">
            <text:p>Mikrobiologie – mikrobiální film hraje důležitou roli v mnoha procesech jako jsou např. Infekce, šíření nemoci a rezistence vůči antibiotikům.</text:p>
          </table:table-cell>
          <table:table-cell table:style-name="ce7" office:value-type="string" calcext:value-type="string">
            <text:p>http://www.tescan-usa.com/applications/life-sciences</text:p>
          </table:table-cell>
        </table:table-row>
        <table:table-row table:style-name="ro4">
          <table:table-cell table:style-name="ce3" office:value-type="string" calcext:value-type="string">
            <text:p>Pharmaceuticals<text:span text:style-name="T1"> - Electron microscopy plays an integral role in research and development of new drug formulations. Structure, particle size, porosity and presence of contaminants have been responsible for the final activity of the drug.</text:span></text:p>
          </table:table-cell>
          <table:table-cell table:style-name="ce7" office:value-type="string" calcext:value-type="string">
            <text:p>Farmaceutické výrobky – elektronová mikroskopie hraje integrální roli ve výzkumu a vývoji formulí nových léků. Struktura, velikost částic, poréznost a přítomnost kontaminujících látek jsou odpovědné za konečný účin léku.</text:p>
          </table:table-cell>
          <table:table-cell table:style-name="ce7" office:value-type="string" calcext:value-type="string">
            <text:p>http://www.tescan-usa.com/applications/life-sciences</text:p>
          </table:table-cell>
        </table:table-row>
        <table:table-row table:style-name="ro4">
          <table:table-cell table:style-name="ce3" office:value-type="string" calcext:value-type="string">
            <text:p>Plant and Animal biology <text:span text:style-name="T1">- High resolution and large depth of focus makes SEM a great method for observing topography of biological samples, such as animal and plant fossils, bones, insects, plants and even small animals.</text:span></text:p>
          </table:table-cell>
          <table:table-cell table:style-name="ce7" office:value-type="string" calcext:value-type="string">
            <text:p>Rostlinná a živočišná biologie - vysoké rozlišení a velká hloubka ostrosti dělají z rastrovací elektronové mikroskopie (SEM) skvělou metodu pro zkoumání topografie biologických vzorků jako jsou živočišné a rostlinné fosílie, kosti, hmyz, rostliny a dokonce malá zvířata.</text:p>
          </table:table-cell>
          <table:table-cell table:style-name="ce7" office:value-type="string" calcext:value-type="string">
            <text:p>http://www.tescan-usa.com/applications/life-sciences</text:p>
          </table:table-cell>
        </table:table-row>
        <table:table-row table:style-name="ro9">
          <table:table-cell table:style-name="ce3" office:value-type="string" calcext:value-type="string">
            <text:p>Subcellular analysis <text:span text:style-name="T1">- Subcellular analysis provides information hidden under the surface of cells and tissue. Typically this area of research has been a domain of transmission electron microscopy. However, SEM technology is becoming more popular in this field, due to emerging techniques available with scanning electron microscopy solutions. TESCAN offers several solutions for scientists interested in the subcellular investigations of biological samples.</text:span></text:p>
          </table:table-cell>
          <table:table-cell table:style-name="ce7" office:value-type="string" calcext:value-type="string">
            <text:p>Subbuněčná analýza – subbuněčná analýza poskytuje informace skryté pod povrchem buněk a tkání. Typicky je tato oblast výzkumu doménou transmisní elektronové mikroskopie. Nicméně technologie SEM se v této oblasti stává stále populárnější díky nově vyvíjeným technikám rastrovací elektronové mikroskopie. TESCAN nabízí několik řešení vědcům zabývajícím se subbuněčným zkoumáním biologických vzorků.</text:p>
          </table:table-cell>
          <table:table-cell table:style-name="ce7" office:value-type="string" calcext:value-type="string">
            <text:p>http://www.tescan-usa.com/applications/life-sciences</text:p>
          </table:table-cell>
        </table:table-row>
        <table:table-row table:style-name="ro6">
          <table:table-cell table:style-name="ce3" office:value-type="string" calcext:value-type="string">
            <text:p>Environmental and Food Sciences <text:span text:style-name="T1">- Recently, environmental science has become one of the fastest growing life science disciplines.</text:span></text:p>
          </table:table-cell>
          <table:table-cell table:style-name="ce7" office:value-type="string" calcext:value-type="string">
            <text:p>Enviromentální a potravinářské vědy – enviromentální vědy se v současnosti staly jednou z nejrychleji se rozvíjejících disciplín biologických věd.</text:p>
          </table:table-cell>
          <table:table-cell table:style-name="ce7" office:value-type="string" calcext:value-type="string">
            <text:p>http://www.tescan-usa.com/applications/life-sciences</text:p>
          </table:table-cell>
        </table:table-row>
        <table:table-row table:style-name="ro10">
          <table:table-cell table:style-name="ce3" office:value-type="string" calcext:value-type="string">
            <text:p>Scanning electron microscopy (SEM), in combination with focused ion beams (FIB), is an ideal technique for keeping up with the rapid evolution of the semiconductor industry by offering analytical capabilities with high levels of precision.</text:p>
          </table:table-cell>
          <table:table-cell table:style-name="ce7" office:value-type="string" calcext:value-type="string">
            <text:p>Rastrovací elektronová mikroskopie (SEM) v kombinaci s fokusovaným iontovým svazkem je ideální technikou, která umožňuje držet krok s rychlým vývojem polovodičového průmyslu díky velmi přesným analytickým metodám, které nabízí.</text:p>
          </table:table-cell>
          <table:table-cell table:style-name="ce7" office:value-type="string" calcext:value-type="string">
            <text:p>http://www.tescan-usa.com/applications/semiconductors</text:p>
          </table:table-cell>
        </table:table-row>
        <table:table-row table:style-name="ro5">
          <table:table-cell table:style-name="ce3" office:value-type="string" calcext:value-type="string">
            <text:p>Failure Analysis of Integrated Circuits<text:span text:style-name="T1"> - The semiconductor industry continues to shrink the size of electronic devices; the current state-of-art commercial technology nodes for integrated circuits are 14 and 22 nm, however, yet to come are 10 and 7 nm technology nodes which are still in the developmental stage.</text:span></text:p>
          </table:table-cell>
          <table:table-cell table:style-name="ce8" office:value-type="string" calcext:value-type="string">
            <text:p>Chybová analýza integrovaných obvodů – velikost elektronických zařízení se neustále zmenšuje, současné špičkové komerční technologické prvky integrovaných obvodů dosahují rozměrů 14 a 22 nm, nicméně ve stádiu vývoje jsou již technologie 10 a 7 nm.</text:p>
          </table:table-cell>
          <table:table-cell table:style-name="ce7" office:value-type="string" calcext:value-type="string">
            <text:p>http://www.tescan-usa.com/applications/semiconductors</text:p>
          </table:table-cell>
        </table:table-row>
        <table:table-row table:style-name="ro8">
          <table:table-cell table:style-name="ce3" office:value-type="string" calcext:value-type="string">
            <text:p>Circuit Edit<text:span text:style-name="T1"> - Circuit edit (CE) is a common technique used in the design-debug phase of integrated circuits. Most CE activities are performed by means of FIB systems equipped with a Gas Injection System (GIS). Such systems allow site-specific and precise material etching as well as the deposition of conductive contacts or insulation.</text:span></text:p>
          </table:table-cell>
          <table:table-cell table:style-name="ce7" office:value-type="string" calcext:value-type="string">
            <text:p>Editace zapojení obvodu – editace zapojení obvodu je běžnou technikou používanou v odlaďovací fázi návrhu integrovaných obvodů. Většina úkonů při editaci zapojení obvodu je prováděna systémy fokusovaného iontového svazku vybavenými systémem pro vstřikování plynu. Takové systémy umožňují přesné <text:s/>a lokálně specifické leptání a také depozici vodivých kontaktů nebo izolační vrstvy.</text:p>
          </table:table-cell>
          <table:table-cell table:style-name="ce7" office:value-type="string" calcext:value-type="string">
            <text:p>http://www.tescan-usa.com/applications/semiconductors</text:p>
          </table:table-cell>
        </table:table-row>
        <table:table-row table:style-name="ro8">
          <table:table-cell table:style-name="ce3" office:value-type="string" calcext:value-type="string">
            <text:p>Ball Grid Array<text:span text:style-name="T1"> - Ball grid array (BGA) is a surface-mount packaging technology consisting of an array of solder balls on the underside of a chip package. BGA has been developed in response to the trend in the semiconductor industry towards the miniaturisation of ICs, and in pursuit of higher integration, higher density, and improved functionality.</text:span></text:p>
          </table:table-cell>
          <table:table-cell table:style-name="ce7" office:value-type="string" calcext:value-type="string">
            <text:p>Pouzdra s kulovými vývody – ball grid array (BGA) je pouzdřící technologie pro povrchovou montáž sestávající z pole kontaktních pájitelných kuliček na spodní straně pouzdra čipu. BGA pouzdro bylo vyvinuto v souvislosti s trendem miniaturizace integrovaných obvodů a k dosažení vyšší míry integrace a zlepšené funkcionality. </text:p>
          </table:table-cell>
          <table:table-cell table:style-name="ce7" office:value-type="string" calcext:value-type="string">
            <text:p>http://www.tescan-usa.com/applications/semiconductors</text:p>
          </table:table-cell>
        </table:table-row>
        <table:table-row table:style-name="ro8">
          <table:table-cell table:style-name="ce3" office:value-type="string" calcext:value-type="string">
            <text:p>Through Silicon Vias<text:span text:style-name="T1"> - Through-silicon vias (TSVs) is an advanced 3D interconnect technology and a crucial component to make 3D integration packaging possible. TSVs vertically interconnect die stacks which results in improved electrical performance (such as high conductivity and low RC delay), lesser power consumption, and form factor for 3D integrated circuits.</text:span></text:p>
          </table:table-cell>
          <table:table-cell table:style-name="ce7" office:value-type="string" calcext:value-type="string">
            <text:p>Průchody křemíkovou vrstvou – průchody křemíkovou vrstvou jsou pokročilou 3D propojovací technologií a jsou zcela zásadní pro 3D pouzdření. Průchody vertikálně propojí čipy, což zlepší elektrické vlastnosti (jako je vysoká vodivost a nízké RC zpoždění), sníží spotřebu a má vliv na tvar a velikost 3D integrovaných obvodů.</text:p>
          </table:table-cell>
          <table:table-cell table:style-name="ce7" office:value-type="string" calcext:value-type="string">
            <text:p>http://www.tescan-usa.com/applications/semiconductors</text:p>
          </table:table-cell>
        </table:table-row>
        <table:table-row table:style-name="ro4">
          <table:table-cell table:style-name="ce3" office:value-type="string" calcext:value-type="string">
            <text:p>Wire Bonding<text:span text:style-name="T1"> - Using ultra-fine bonding wires of copper and gold continue to be the most widely used method for creating interconnections in high-density multi-chip modules in the microelectronic and semiconductor industry.</text:span></text:p>
          </table:table-cell>
          <table:table-cell table:style-name="ce7" office:value-type="string" calcext:value-type="string">
            <text:p>Drátové spoje – užití velmi tenkých drátových spojů z mědi a zlata zůstává nejběžnější metodou propojování používanou v mikrolektronickém a polovodičovém průmyslu při výrobě multičipových modulů.</text:p>
          </table:table-cell>
          <table:table-cell table:style-name="ce7" office:value-type="string" calcext:value-type="string">
            <text:p>http://www.tescan-usa.com/applications/semiconductors</text:p>
          </table:table-cell>
        </table:table-row>
        <table:table-row table:style-name="ro4">
          <table:table-cell table:style-name="ce3" office:value-type="string" calcext:value-type="string">
            <text:p>Displays<text:span text:style-name="T1"> - The development of displays has progressed rapidly in recent years, and this has resulted in high quality displays which deliver sharp and bright images, wide viewing angles, vivid colours, all in a touch-sensitive layer.</text:span></text:p>
          </table:table-cell>
          <table:table-cell table:style-name="ce7" office:value-type="string" calcext:value-type="string">
            <text:p>Displeje – vývoj displejů v posledních letech výrazně pokročil, výsledkem jsou displeje vysoké kvality s jasným a ostrým obrazem, velkými pozorovacími úhly, živými barvami, v provedení s dotykovou vrstvou.</text:p>
          </table:table-cell>
          <table:table-cell table:style-name="ce7" office:value-type="string" calcext:value-type="string">
            <text:p>http://www.tescan-usa.com/applications/semiconductors</text:p>
          </table:table-cell>
        </table:table-row>
        <table:table-row table:style-name="ro5">
          <table:table-cell table:style-name="ce3" office:value-type="string" calcext:value-type="string">
            <text:p>Micro-Electro-Mechanical Systems<text:span text:style-name="T1"> - Micro-Electro-Mechanical Systems (MEMS) is a technology which can be defined most generally as miniaturised mechanical and electro-mechanical elements which are commonly made of Si substrate and fabricated by means of photolithography and chemical etching.</text:span></text:p>
          </table:table-cell>
          <table:table-cell table:style-name="ce7" office:value-type="string" calcext:value-type="string">
            <text:p>Mikroelektromechanické systémy – mikroelektromechanické systémy (MEMS) je technologie, která může být obecně definována jako miniaturizované mechanické a elektromechanické prvky, které jsou většinou z křemíkového substrátu a vyrobeny pomocí fotolitografie a chemického leptání.</text:p>
          </table:table-cell>
          <table:table-cell table:style-name="ce7" office:value-type="string" calcext:value-type="string">
            <text:p>http://www.tescan-usa.com/applications/semiconductors</text:p>
          </table:table-cell>
        </table:table-row>
        <table:table-row table:style-name="ro11">
          <table:table-cell table:style-name="ce3" office:value-type="string" calcext:value-type="string">
            <text:p>Batteries<text:span text:style-name="T1"> - There is relentless research in the battery industry which aims at developing the future energy storage systems, a task which continues to be one of the crucial technological challenges. For this purpose, a series of analyses and the characterisation of product reaction effect on electrodes that take place especially at their surface and interface regions are essential. This requires analytical techniques capable of differentiating chemical states with high sensitivity and high spatial resolution.</text:span></text:p>
          </table:table-cell>
          <table:table-cell table:style-name="ce7" office:value-type="string" calcext:value-type="string">
            <text:p>Baterie – nepřetržitý výzkum v bateriovém průmyslu směřuje k vývoji budoucích systémů uchovávání energie, to je úkol, který zůstává jednou ze zásadních technologických výzev. Z tohoto důvodu je esenciální řada analýz a charakterizace reakce produktu na elektrodách, která je prováděna hlavně na jejich povrchu a v přilehlých regionech. To vyžaduje analytické techniky schopné rozlišit chemické stavy s vysokou citlivosti a prostorovým rozlišením.</text:p>
          </table:table-cell>
          <table:table-cell table:style-name="ce7" office:value-type="string" calcext:value-type="string">
            <text:p>http://www.tescan-usa.com/applications/semiconductors</text:p>
          </table:table-cell>
        </table:table-row>
        <table:table-row table:style-name="ro12">
          <table:table-cell table:style-name="ce3" office:value-type="string" calcext:value-type="string">
            <text:p>Earth Sciences cover a wide range of scientific disciplines that conduct research on the detailed characterization of geological materials. Scanning electron microscopy is a vital tool in this field and provides high resolving power as well as several analytical capabilities. Secondary electron imaging is essential in micropaleontology where topology is so important while backscattered electron imaging and analytical capabilities are more relevant in mineralogy, petrology and economic geology. The TESCAN portfolio offers dedicated instruments which are capable of satisfying the many demands of specific and general geological applications.</text:p>
          </table:table-cell>
          <table:table-cell table:style-name="ce11" office:value-type="string" calcext:value-type="string">
            <text:p>?Vědy o Zemi? pokrývají širokou paletu vědeckých disciplín, které provádějí výzkum detailní charakterizace geologických materiálů. Rastrovací elektronová mikroskopie je v této oblasti vitálním nástrojem a poskytuje vysokou rozlišovací schopnost a také několik analytických metod. Zobrazování pomocí sekundárních elektronů je esenciální v mikropaleontologii, kde je velmi důležitá topologie zatímco zobrazování a analýza pomocí odražených elektronů jsou vhodné pro zkoumání v mineralogii, petrologii a ekonomické geologii. Portfólio TESCANu nabízí speciální přístroje, které mnoho požadavků obecných i specifických geologických aplikací.</text:p>
          </table:table-cell>
          <table:table-cell table:style-name="ce7" office:value-type="string" calcext:value-type="string">
            <text:p>http://www.tescan-usa.com/applications/earth-sciences</text:p>
          </table:table-cell>
        </table:table-row>
        <table:table-row table:style-name="ro9">
          <table:table-cell table:style-name="ce3" office:value-type="string" calcext:value-type="string">
            <text:p>Petrology &amp; Mineralogy<text:span text:style-name="T1"> - Petrology &amp; Mineralogy are focused on the study of solid rocks and minerals. Most of these materials show a wide range of mineral species and very fine structures. Identification of the individual minerals is crucial for both branches. Scanning electron microscopy and microanalysis offer solutions for this problem. They provide information about the morphology in addition to the chemistry of individual grains.</text:span></text:p>
          </table:table-cell>
          <table:table-cell table:style-name="ce7" office:value-type="string" calcext:value-type="string">
            <text:p>Petrologie a mineralogie – petrologie a mineralogie se zaměřují na studium hornin a minerálů. Většina těchto materiálů obsahuje širokou škálu druhů minerálů a má velmi jemnou strukturu. Identifikace jednotlivých minerálů je zásadní pro obě oblasti. Rastrovací elektronová mikroskopie a mikoanalýza nabízí řešení toho problému. Poskytují kromě chemického sožení jednotlivých zrn informaci o morfologii.</text:p>
          </table:table-cell>
          <table:table-cell table:style-name="ce7" office:value-type="string" calcext:value-type="string">
            <text:p>http://www.tescan-usa.com/applications/earth-sciences</text:p>
          </table:table-cell>
        </table:table-row>
        <table:table-row table:style-name="ro13">
          <table:table-cell table:style-name="ce3" office:value-type="string" calcext:value-type="string">
            <text:p>Palaeontology<text:span text:style-name="T1"> - Palaeontology is a branch of geology focused on the study of remnants of ancient live forms preserved in rocks.</text:span></text:p>
          </table:table-cell>
          <table:table-cell table:style-name="ce7" office:value-type="string" calcext:value-type="string">
            <text:p>Palonotologie – paleontologie je odvětví geologie zaměřující se na studium zbytků archaických životních forem uchovaných v horninách.</text:p>
          </table:table-cell>
          <table:table-cell table:style-name="ce7" office:value-type="string" calcext:value-type="string">
            <text:p>http://www.tescan-usa.com/applications/earth-sciences</text:p>
          </table:table-cell>
        </table:table-row>
        <table:table-row table:style-name="ro5">
          <table:table-cell table:style-name="ce3" office:value-type="string" calcext:value-type="string">
            <text:p>Ore processing<text:span text:style-name="T1"> - Ore processing or extractive metallurgy is an integral part of the mining industry. It is focused on extracting metals from their natural ores. Ore characterization using mineralogy is of crucial importance in all branches of mineral processing.</text:span></text:p>
          </table:table-cell>
          <table:table-cell table:style-name="ce7" office:value-type="string" calcext:value-type="string">
            <text:p>Zpracování rud – zpracování rud nebo extraktivní metalurgie jsou integrální součástí těžebního průmyslu. Zaměřuje se na získávání kovů z jejich přírodních rud. Mineralogická charakterizace rud má zásadní důležitost pro všechna odvětví zpracování minerálů.</text:p>
          </table:table-cell>
          <table:table-cell table:style-name="ce7" office:value-type="string" calcext:value-type="string">
            <text:p>http://www.tescan-usa.com/applications/earth-sciences</text:p>
          </table:table-cell>
        </table:table-row>
        <table:table-row table:style-name="ro8">
          <table:table-cell table:style-name="ce3" office:value-type="string" calcext:value-type="string">
            <text:p>Oil &amp; Gas<text:span text:style-name="T1"> - Oil &amp; Gas is a specific field of applied geology that combines economic and structural geology with methods of mineralogy, palaeontology and sedimentology. The mineralogical, structural and palaeontological capabilities of scanning electron microscopy provide a wide range of tools that are widely used in reservoir rock characterization.</text:span></text:p>
          </table:table-cell>
          <table:table-cell table:style-name="ce7" office:value-type="string" calcext:value-type="string">
            <text:p>Ropa a zemní plyn – ropa a zemní plyn jsou specifickou oblastí aplikované geologie, která kombinuje ekonomickou a strukturální geologii s metodami mineralogie, paleontologie a sedimentologie. Mineralogické, strukturální a paleontologické schopnosti rastrovací elektronové mikroskopie poskytují širokou škálu nástrojů, které jsou hojně využívany při charakterizaci ložisek.</text:p>
          </table:table-cell>
          <table:table-cell table:style-name="ce7" office:value-type="string" calcext:value-type="string">
            <text:p>http://www.tescan-usa.com/applications/earth-sciences</text:p>
          </table:table-cell>
        </table:table-row>
        <table:table-row table:style-name="ro8">
          <table:table-cell table:style-name="ce3" office:value-type="string" calcext:value-type="string">
            <text:p>Recycling<text:span text:style-name="T1"> - The basic principles of Automated Mineralogy based on the identification and quantification of solid phases by their composition determined from a combination of X-ray spectra (EDS) and backscattered electrons (BSE) enables its wide use in many other areas besides the mining industry and earth science research.</text:span></text:p>
          </table:table-cell>
          <table:table-cell table:style-name="ce7" office:value-type="string" calcext:value-type="string">
            <text:p>Recyklace – základní principy Automatizované mineralogie založené na identifikaci a kvantifikaci pevných fází dle jejich složení zjištěného kombinací rtg spektra a odražených elektronů umožňují jejich široké užití v mnoha jiných oblastech mimo těžební průmysl a výzkum věd o Zemi.</text:p>
          </table:table-cell>
          <table:table-cell table:style-name="ce7" office:value-type="string" calcext:value-type="string">
            <text:p>http://www.tescan-usa.com/applications/earth-sciences</text:p>
          </table:table-cell>
        </table:table-row>
        <table:table-row table:style-name="ro14">
          <table:table-cell table:style-name="ce3" office:value-type="string" calcext:value-type="string">
            <text:p>TESCAN offers a select group of scientific instruments that stand out for their unique and exceptional characteristics and analytical capabilities.  TESCAN portfolio includes thermionic emission SEM systems (W or LaB<text:span text:style-name="T2">6</text:span><text:span text:style-name="T3"> heated filament), high-resolution and ultra-high resolution Schottky field emission SEMs (MIRA3 and MAIA3 respectively). For sample modification, TESCAN offers high-performance dual beam FIB-SEM platforms that can be fitted with either a Ga ion source FIB column for challenging nanoengineering tasks, or with a Xe plasma FIB source for all those applications that require milling at large-scales.</text:span></text:p>
          </table:table-cell>
          <table:table-cell table:style-name="ce7" office:value-type="string" calcext:value-type="string">
            <text:p>TESCAN nabízí vybranou skupinu vědeckých přístrojů, které vynikají svou unikátní a vyjímečnou charakteristikou a analytickými schopnostmi. Portfolio TESCANu zahrnuje termoemisní SEM systémy (W nebo LaB<text:span text:style-name="T32">6  </text:span><text:span text:style-name="T33">vyhřívané vlákno), vysokorozlišovací a ultravysokorozlišovací SEM využívající ?</text:span><text:span text:style-name="T34">Schottky field emission? (MIRA3 respektive MAIA3). Pro modifikaci vzorků TESCAN nabízí vysoce výkonné dvousvazkové FIB-SEM platformy, které mohou být vybaveny buď Ga zdrojem iontů FIB sloupce pro náročné nanoinženýrské úkoly nebo Xe plasmovým FIB zdrojem pro všechny aplikace, které vyžadují úpravy (obrábění, frézování) většího rozsahu.</text:span></text:p>
          </table:table-cell>
          <table:table-cell table:style-name="ce7" office:value-type="string" calcext:value-type="string">
            <text:p>http://www.tescan-usa.com/technology</text:p>
          </table:table-cell>
        </table:table-row>
        <table:table-row table:style-name="ro12">
          <table:table-cell table:style-name="ce3" office:value-type="string" calcext:value-type="string">
            <text:p>The development of unique solutions for SEM and FIB-SEM is one of TESCAN specialities. These include a unique correlative Raman imaging and SEM (RISE), an integral solution for automated mineralogy (TIMA X with AutoLoader), and MIRA3 AMU, a unique microscope equipped with an extraordinarily large chamber. In the field quantitative phase imaging, TESCAN Q-PHASE represents a unique dedicated solution for research in cell biology. A wide range of dedicated detectors for implementing a variety of analytical techniques, and, diverse accessories to improve performance or extend the capabilities of our microscopes are also part of TESCAN portfolio. </text:p>
          </table:table-cell>
          <table:table-cell table:style-name="ce7" office:value-type="string" calcext:value-type="string">
            <text:p>Vývoj unikátních řešení pro SEM aFIB-SEM je jednou ze specialit TESCANu. Tyto zahrnují Raman zobrazování a SEM (RISE), řešení prautomatizovanou mineralogii (TIMA X s autoamtickým zavaděčem) a MIRA3 AMU, unikátní mikroskop vybavený neobyčejně velkou komorou. V oblasti kvantově fázového zobrazování představuje TESCAN Q-PHASE unikátní řešení pro výzkum v buněčné biologii. Široká škála detektorů pro implementaci různých analytických technik a rozličné příslušenství, které zvyšují výkon a rozšiřují schopnosti našich mikroskopuů, jsou také součástí portfolia firmy TESCAN.</text:p>
          </table:table-cell>
          <table:table-cell table:style-name="ce10" office:value-type="string" calcext:value-type="string">
            <text:p>http://www.tescan-usa.com/technology</text:p>
          </table:table-cell>
        </table:table-row>
        <table:table-row table:style-name="ro15">
          <table:table-cell table:style-name="ce3" office:value-type="string" calcext:value-type="string">
            <text:p>Scanning electron microscopy is a well-known non-destructive technique that uses an electron beam probe to analyse samples surface down to nano-scale. The scanning electron microscopes produce high magnification images with high resolution, a feature of which makes them suitable tools for a wide range of applications in numerous fields of science and industry.</text:p>
          </table:table-cell>
          <table:table-cell table:style-name="ce7" office:value-type="string" calcext:value-type="string">
            <text:p>Skenovací elektronová mikroskopie je dobře známou nedestruktivní technikou, která používá elektronový svazek jako sondu pro analýzu povrchu vzorků až do nano úrovně. Skenovací elektronové <text:s/>mikroskopy poskytují obraz velkého zvětšení a vysokého rozlišení, tato vlastnost je činí vhodnými nástroji pro široký rozsah aplikací v četných oblastech vědy a průmyslu.</text:p>
          </table:table-cell>
          <table:table-cell table:style-name="ce7" office:value-type="string" calcext:value-type="string">
            <text:p>http://www.tescan-usa.com/technology/sem-%281%29</text:p>
          </table:table-cell>
        </table:table-row>
        <table:table-row table:style-name="ro16">
          <table:table-cell table:style-name="ce3" office:value-type="string" calcext:value-type="string">
            <text:p>TESCAN portfolio includes high-performance thermionic emission SEM systems equipped with heated tungsten cathode or LaB<text:span text:style-name="T2">6</text:span><text:span text:style-name="T3"> filament (VEGA3 series), an option which offers greatness brightness, improved resolution, and longer cathode lifetime compared to W sources.</text:span></text:p>
          </table:table-cell>
          <table:table-cell table:style-name="ce7" office:value-type="string" calcext:value-type="string">
            <text:p>Portfolio TESCANu zahrnuje vysoce výkonné termoemisní SEM systémy vybavené vyhřívanou wolframovou katodou nebo LaB<text:span text:style-name="T2">6</text:span><text:span text:style-name="T3"> vláknem (série VEGA3), to nabízí větší jas, lepší rozlišení, a delší životnost katody v porovnání s  W zdroji.</text:span></text:p>
          </table:table-cell>
          <table:table-cell table:style-name="ce7" office:value-type="string" calcext:value-type="string">
            <text:p>http://www.tescan-usa.com/technology/sem-%281%29</text:p>
          </table:table-cell>
        </table:table-row>
        <table:table-row table:style-name="ro17">
          <table:table-cell table:style-name="ce3" office:value-type="string" calcext:value-type="string">
            <text:p>TESCAN also offers field emission (FE) SEM systems equipped with high brightness Schottky emitter for achieving high-resolution and low-noise imaging. MIRA3 is a high-resolution FE-SEM while MAIA3 model 2016 is an ultra-high resolution (UHR) FE-SEM. </text:p>
          </table:table-cell>
          <table:table-cell table:style-name="ce7" office:value-type="string" calcext:value-type="string">
            <text:p>TESCAN také nabízí SEM systémy s emisním polem (FE) vybavené vysokojasovým shottky emiterem pro dosažení zobrazení s vysokým rozlišením a nízkým šumem. MIRA3 je FE-SEM s vysokým rozlišením zatímco model MAIA3 z roku 2016 je FE-SEM s <text:s/>ultravysokým rozlišením (UHR). </text:p>
          </table:table-cell>
          <table:table-cell table:style-name="ce7" office:value-type="string" calcext:value-type="string">
            <text:p>http://www.tescan-usa.com/technology/sem-%281%29</text:p>
          </table:table-cell>
        </table:table-row>
        <table:table-row table:style-name="ro18">
          <table:table-cell table:style-name="ce3" office:value-type="string" calcext:value-type="string">
            <text:p>Focused ion beam scanning electron microscopy (FIB-SEM) combines two beams (electron and ion) in one instrument. The SEM column provides high resolution imaging, while the FIB column enables the modification of the samples. A dual beam FIB-SEM system opens up a world of new capabilities enabling such applications which would otherwise not be possible to achieve with either of the standalone systems. </text:p>
          </table:table-cell>
          <table:table-cell table:style-name="ce7" office:value-type="string" calcext:value-type="string">
            <text:p>Skenovací elektronová mikroskopie s fokusovaným iontovým svazkem (FIB-SEM) kombinuje dva svazky (elektronový a iontový) v jednom přístroji. Tubus SEM poskytuje vysoké rozlišení zatímco FIB tubus umožnuje modifikaci vzorků. Dvousvazkový FIB-SEM systém otevírá nové možnosti pro takové aplikace, ketré by jinak nebyly možné s žádným z jednotlivých systémů.</text:p>
          </table:table-cell>
          <table:table-cell table:style-name="ce7" office:value-type="string" calcext:value-type="string">
            <text:p>http://www.tescan-usa.com/technology/fib-sem</text:p>
          </table:table-cell>
        </table:table-row>
        <table:table-row table:style-name="ro19">
          <table:table-cell table:style-name="ce3" office:value-type="string" calcext:value-type="string">
            <text:p>The configuration in <text:span text:style-name="T4">FIB-SEM systems</text:span><text:span text:style-name="T5"> is such that the electron and ion beam focal points coincide, which results in the optimisation of many applications. Such a feature enables simultaneous SEM imaging during FIB milling tasks – a significant leap in terms of performance and throughput in all those FIB operations which demand ultimate levels of precision. The TESCAN FIB-SEM systems portfolio comprises LYRA3 and GAIA3 both Ga ion source FIB for high precision milling tasks, as well as </text:span><text:span text:style-name="T6">FERA3 </text:span><text:span text:style-name="T7">and </text:span><text:span text:style-name="T8">XEIA3</text:span><text:span text:style-name="T9">, the Xe plasma FIB options for large-scale milling applications. In addition, the newly developed </text:span><text:span text:style-name="T8">high resolution Xe plasma FIB</text:span><text:span text:style-name="T7"> achieving </text:span><text:span text:style-name="T10">resolution of less than 15 nm</text:span><text:span text:style-name="T7"> extends the patterning capabilities of Xe plasma FIB technology. </text:span></text:p>
          </table:table-cell>
          <table:table-cell table:style-name="ce7" office:value-type="string" calcext:value-type="string">
            <text:p>Konfigurace FIB-SEM systémů je taková, že ohniskové body elektronového a iontového paprsku kolidují, výsledkem je optimalizace mnoha aplikací. Tato vlastnost umožňuje simultánní SEM zobrazování běhemm FIB obrábění – to je výrazný pokrok, co se týká výkon a průchodnosti všech FIB operací, které vyžadují vysoký stupeň přesnosti. Protfolio FIB-SEM systémů TESCANu tvoří LYRA3 a GAIA3, FIB systémy s Ga iontovým zdrojem určené vysocé přesné obrábění a také FERA3 a XEIA3, Xe plazmové FIB verze pro obrabění většího rozsahu. Navíc nově vyvíjené Xe plazmové FIB systémy s vysokým rozlišením dosahujícího méně než 15nm, rozšiřují možnosti vytváření vzorů Xe plazmové FIB technologie. <text:s/></text:p>
          </table:table-cell>
          <table:table-cell table:style-name="ce10" office:value-type="string" calcext:value-type="string">
            <text:p>http://www.tescan-usa.com/technology/fib-sem</text:p>
          </table:table-cell>
        </table:table-row>
        <table:table-row table:style-name="ro20">
          <table:table-cell table:style-name="ce3" office:value-type="string" calcext:value-type="string">
            <text:p>TESCAN FIB-SEMs feature state-of-the-art ion columns with excellent performance. On the one hand, the Cobra column is a Ga ion source FIB column, and the sharpest instrument for nanomachining capable of achieving a <text:span text:style-name="T11">resolution of 2.5 nm</text:span><text:span text:style-name="T12">. On the other, the i-FIB column is a powerful ECR-generated Xe plasma ion source capable of </text:span><text:span text:style-name="T13">high ion beam currents up to 2 μA</text:span><text:span text:style-name="T14"> for challenging large-scale milling applications: the Xe plasma FIB can perform milling tasks up to </text:span><text:span text:style-name="T15">50 times faster </text:span><text:span text:style-name="T16">than any conventional Ga ion source FIB. The FIB choice depends on the type of application the system is intended for. The Cobra and i-FIB columns have a different range of operational ion currents and, therefore, applicability. Even when working in the same range of ion beam currents, the performance of these columns differs by comparison. Xe ions are much heavier than Ga ions, therefore, they facilitate the sputtering of much more material in short periods of time for a given current which is a desirable feature for large-scale milling tasks (&gt; 10</text:span><text:span text:style-name="T17">6 </text:span><text:span text:style-name="T18">μm</text:span><text:span text:style-name="T17">3</text:span><text:span text:style-name="T18">). However, for those small (&lt; 10</text:span><text:span text:style-name="T17">4 </text:span><text:span text:style-name="T18">μm</text:span><text:span text:style-name="T17">3</text:span><text:span text:style-name="T18">) milling tasks which require high precision, Ga sources offer an improvement over Xe plasma as Ga ion source FIBs achieve better resolution at small currents.</text:span></text:p>
          </table:table-cell>
          <table:table-cell table:style-name="ce7" office:value-type="string" calcext:value-type="string">
            <text:p>TESCAN FIB-SEM systémy obsahují špičkové iontové tubusy s vynikajícím výkonem. Na jedné straně, Cobra tubus je Ga iontový FIB tubus a nejostřejší nástroj pro nanoobrábění dosahující rozlišení 2.5nm. Na druhé, i-FIB tubus je mocný ECR-generated Xe plazmový iontový zdroj schopný generovat proudy inotvého svazku až do výše <text:span text:style-name="T35">2 μA </text:span><text:span text:style-name="T36">pro náročné obráběcí aplikace velkého rozsahu: Xe plazmový FIB je schopen provádět obrábění až 50-krát rychleji než jakýkoli konvenční FIB Ga iontovým zdrojem. Volba FIB systému na typu aplikace, pro kterou je určen. Cobra a i-FIB tubusy mají rozdílné rozsahy operačních iontových proudů pro různé druhy aplikací.  Výkon těchto tubusů se liší dokonce i při stejném rozsahu proudu iontového svazku. Ionty Xe jsou mnohem težší než ionty Ga proto odpráší při daném proudu v krátkém čase mnohem více materiálu, což ježádoucí pro obrábění velkého rozsahu  (&gt; 10</text:span><text:span text:style-name="T37">6 </text:span><text:span text:style-name="T38">μm</text:span><text:span text:style-name="T37">3</text:span><text:span text:style-name="T38">). Nicméně, pro malý rozsah (&lt; 10</text:span><text:span text:style-name="T37">4 </text:span><text:span text:style-name="T38">μm</text:span><text:span text:style-name="T37">3</text:span><text:span text:style-name="T38">) obrábění, kde je nutná vysoká přesnost, Ga zdroje nabízejí výhodu před Xe plazmou, protože  Ga iontové FIB systémy  dosahují lepšího rozlišení při malých proudech.</text:span></text:p>
          </table:table-cell>
          <table:table-cell table:style-name="ce7" office:value-type="string" calcext:value-type="string">
            <text:p>http://www.tescan-usa.com/technology/fib-sem</text:p>
          </table:table-cell>
        </table:table-row>
        <table:table-row table:style-name="ro21">
          <table:table-cell table:style-name="ce3" office:value-type="string" calcext:value-type="string">
            <text:p>TESCAN expands into the field of advanced light microscopy by delivering an innovative and revolutionary instrument top of its class, the Q-PHASE. It is a unique Multimodal Holographic Microscope for Quantitative Phase Imaging (QPI) and life sciences. It is based on a patented technology of coherence-controlled holographic microscopy. Such technique uses an incoherent light source (i.e. a halogen lamp or LED) to generate high quality QPI images without any compromise. Furthermore, it is the only technique which allows for the imaging of samples in scattering media; a completely novel idea in QPI imaging. Q-PHASE enables multiple imaging modes with fully integrated fluorescence, simulated DIC and brightfield imaging. Q-PHASE also enables correlative imaging among its different modalities. These features position Q-PHASE as the instrument of choice for biological and biotechnological research.</text:p>
          </table:table-cell>
          <table:table-cell table:style-name="ce7" office:value-type="string" calcext:value-type="string">
            <text:p>TESCAN proniká na pole pokročilé světelné mikroskopie inovativním a revolučním nástrojem špičkové třídy jménem Q-PHASE. </text:p>
          </table:table-cell>
          <table:table-cell table:style-name="ce7" office:value-type="string" calcext:value-type="string">
            <text:p>http://www.tescan-usa.com/technology/light-microscopy</text:p>
          </table:table-cell>
        </table:table-row>
        <table:table-row table:style-name="ro22">
          <table:table-cell table:style-name="ce3" office:value-type="string" calcext:value-type="string">
            <text:p>TESCAN specialises in unique and tailored solutions for SEM and FIB-SEM applications to best fit specific needs for sample analysis in diverse fields of science and technology such as materials science, biomedicine, geology, palaeontology, forensic sciences as well as the automotive and aeronautic industries, mining and mineral processing industries. </text:p>
          </table:table-cell>
          <table:table-cell table:style-name="ce7"/>
          <table:table-cell table:style-name="ce7" office:value-type="string" calcext:value-type="string">
            <text:p>http://www.tescan-usa.com/technology/special-solutions</text:p>
          </table:table-cell>
        </table:table-row>
        <table:table-row table:style-name="ro23">
          <table:table-cell table:style-name="ce3" office:value-type="string" calcext:value-type="string">
            <text:p>Newly designed ultra-high resolution electron column for superb imaging</text:p>
          </table:table-cell>
          <table:table-cell table:style-name="ce7"/>
          <table:table-cell table:style-name="ce7" office:value-type="string" calcext:value-type="string">
            <text:p>http://www.tescan-usa.com/technology/maia3</text:p>
          </table:table-cell>
        </table:table-row>
        <table:table-row table:style-name="ro24">
          <table:table-cell table:style-name="ce3" office:value-type="string" calcext:value-type="string">
            <text:p>The MAIA3 is an ultra-high resolution SEM with excellent imaging capabilities in the whole range of beam energies. A versatile detection system and high spatial resolution allows the observation of even the finest surface details. This is an essential feature for comprehensive characterisation of nanomaterials, for observation of beam-sensitive samples common in the semiconductor industry and for comfortable imaging of non-conductive samples including uncoated biological specimens.</text:p>
          </table:table-cell>
          <table:table-cell table:style-name="ce7"/>
          <table:table-cell table:style-name="ce7" office:value-type="string" calcext:value-type="string">
            <text:p>http://www.tescan-usa.com/technology/maia3</text:p>
          </table:table-cell>
        </table:table-row>
        <table:table-row table:style-name="ro25">
          <table:table-cell table:style-name="ce3" office:value-type="string" calcext:value-type="string">
            <text:p>Extraordinary resolution with the UH-resolution lens (60° immersion lens). Completely new high-resolution Analytical lens for field-free analytical work. A re-designed Intermediate lens for an extra-large field of view</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Unique combination of crossover-free mode and UH-resolution lens for outstanding imaging performance</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New Schottky FE gun now enables beam currents up to 400 nA and rapid beam energy changes</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Up to 12” wafer SEM inspection by means of extended chambers and dedicated holders</text:p>
          </table:table-cell>
          <table:table-cell table:style-name="ce7"/>
          <table:table-cell table:style-name="ce7" office:value-type="string" calcext:value-type="string">
            <text:p>http://www.tescan-usa.com/technology/maia3</text:p>
          </table:table-cell>
        </table:table-row>
        <table:table-row table:style-name="ro22">
          <table:table-cell table:style-name="ce3" office:value-type="string" calcext:value-type="string">
            <text:p>Triple SE detection TriSE™ to capture SE signal optimally in all working modes. The In-Beam SE detector inside the column enables detection of electrons at very short working distances. SE detector for beam deceleration mode gives ultimate resolution in BDM. The In-Chamber SE detector delivers superb topographic contrast.</text:p>
          </table:table-cell>
          <table:table-cell table:style-name="ce7"/>
          <table:table-cell table:style-name="ce7" office:value-type="string" calcext:value-type="string">
            <text:p>http://www.tescan-usa.com/technology/maia3</text:p>
          </table:table-cell>
        </table:table-row>
        <table:table-row table:style-name="ro26">
          <table:table-cell table:style-name="ce3" office:value-type="string" calcext:value-type="string">
            <text:p>Beam Deceleration Technology (BDT) for excellent resolution at very low beam energies down to 50 eV (optional)</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Real-time In-Flight Beam Tracing™ for performance and beam optimization</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Extended low-vacuum mode with chamber pressures up to 500 Pa for imaging non-conducting specimens</text:p>
          </table:table-cell>
          <table:table-cell table:style-name="ce7"/>
          <table:table-cell table:style-name="ce7" office:value-type="string" calcext:value-type="string">
            <text:p>http://www.tescan-usa.com/technology/maia3</text:p>
          </table:table-cell>
        </table:table-row>
        <table:table-row table:style-name="ro27">
          <table:table-cell table:style-name="ce3" office:value-type="string" calcext:value-type="string">
            <text:p>Ultra-high resolution of 1 nm at 1 keV</text:p>
          </table:table-cell>
          <table:table-cell table:style-name="ce7" office:value-type="string" calcext:value-type="string">
            <text:p>Ultravysoké rozlišení 1nm při 1keV</text:p>
          </table:table-cell>
          <table:table-cell table:style-name="ce7" office:value-type="string" calcext:value-type="string">
            <text:p>http://www.tescan-usa.com/technology/maia3</text:p>
          </table:table-cell>
        </table:table-row>
        <table:table-row table:style-name="ro28">
          <table:table-cell table:style-name="ce3" office:value-type="string" calcext:value-type="string">
            <text:p>The unique combination of immersion optics and crossover-free mode results in extraordinary ultra-high resolution imaging at low energies. The single-pole type objective lens creates a strong magnetic field around the sample and dramatically decreases optical aberrations. Avoiding any crossover in the column reduces the Boersch effect and further optimises the electron beam to yield a superior resolution of 1 nm at 1 keV.</text:p>
          </table:table-cell>
          <table:table-cell table:style-name="ce7"/>
          <table:table-cell table:style-name="ce7" office:value-type="string" calcext:value-type="string">
            <text:p>http://www.tescan-usa.com/technology/maia3</text:p>
          </table:table-cell>
        </table:table-row>
        <table:table-row table:style-name="ro27">
          <table:table-cell table:style-name="ce3" office:value-type="string" calcext:value-type="string">
            <text:p>Imaging at low and ultra-low beam energies</text:p>
          </table:table-cell>
          <table:table-cell table:style-name="ce7" office:value-type="string" calcext:value-type="string">
            <text:p>Zobrazování při nízkých a ultranízkých energiích svazku</text:p>
          </table:table-cell>
          <table:table-cell table:style-name="ce7" office:value-type="string" calcext:value-type="string">
            <text:p>http://www.tescan-usa.com/technology/maia3</text:p>
          </table:table-cell>
        </table:table-row>
        <table:table-row table:style-name="ro29">
          <table:table-cell table:style-name="ce3" office:value-type="string" calcext:value-type="string">
            <text:p>Beam deceleration technology (BDT) consists of the beam deceleration mode (BDM) and high-performance In-Beam detectors for simultaneous SE and BSE signal detection in this mode. In the BDM, the energy of the electrons in the beam is decreased before they impact the surface of the specimen by means of a negative bias voltage which is applied to the sample stage. Ultra-low landing energies down to 50 eV (or 0 eV in manual control) are achievable. BDM enhances the performance of the electron column by reducing optical aberrations, thus allowing small spot sizes and high-resolution imaging at low energies. Low electron energies are advantageous for reducing charging effects in non-conductive samples as well as for imaging beam-sensitive and uncoated biological specimens. In this mode, the ultimate resolution is achieved for maximum surface sensitivity and outstanding topographical and material contrast.</text:p>
          </table:table-cell>
          <table:table-cell table:style-name="ce7"/>
          <table:table-cell table:style-name="ce7" office:value-type="string" calcext:value-type="string">
            <text:p>http://www.tescan-usa.com/technology/maia3</text:p>
          </table:table-cell>
        </table:table-row>
        <table:table-row table:style-name="ro26">
          <table:table-cell table:style-name="ce3" office:value-type="string" calcext:value-type="string">
            <text:p>The VEGA series was designed with respect to a wide range of SEM applications and needs in today’s research and industry.</text:p>
          </table:table-cell>
          <table:table-cell table:style-name="ce7"/>
          <table:table-cell table:style-name="ce7" office:value-type="string" calcext:value-type="string">
            <text:p>http://www.tescan-usa.com/technology/sem-%281%29/vega3</text:p>
          </table:table-cell>
        </table:table-row>
        <table:table-row table:style-name="ro28">
          <table:table-cell table:style-name="ce3" office:value-type="string" calcext:value-type="string">
            <text:p>After 10 years of continuous development VEGA has matured to its 3rd generation. This new generation provides its users with the advantages of the latest technology, such as new improved high-performance electronics for faster image acquisition, an ultra-fast scanning system with compensation for static and dynamic image aberrations or built-in scripting for user-defined applications, all while maintaining the best price-to-performance ratio.</text:p>
          </table:table-cell>
          <table:table-cell table:style-name="ce7"/>
          <table:table-cell table:style-name="ce7" office:value-type="string" calcext:value-type="string">
            <text:p>http://www.tescan-usa.com/technology/sem-%281%29/vega3</text:p>
          </table:table-cell>
        </table:table-row>
        <table:table-row table:style-name="ro30">
          <table:table-cell table:style-name="ce3" office:value-type="string" calcext:value-type="string">
            <text:p>High Resolution Imaging with LaB<text:span text:style-name="T2">6</text:span><text:span text:style-name="T3"> Emitter</text:span></text:p>
          </table:table-cell>
          <table:table-cell table:style-name="ce7" office:value-type="string" calcext:value-type="string">
            <text:p>Zobrazování s vysokým rozlišením pomocí LaB<text:span text:style-name="T2">6</text:span><text:span text:style-name="T3"> emiteru</text:span></text:p>
          </table:table-cell>
          <table:table-cell table:style-name="ce7" office:value-type="string" calcext:value-type="string">
            <text:p>http://www.tescan-usa.com/technology/sem-%281%29/vega3</text:p>
          </table:table-cell>
        </table:table-row>
        <table:table-row table:style-name="ro31">
          <table:table-cell table:style-name="ce3" office:value-type="string" calcext:value-type="string">
            <text:p>TESCAN offers the LaB<text:span text:style-name="T19">6</text:span><text:span text:style-name="T20"> – lanthanum hexaboride – electron source as an option, which can be classified as somewhere in-between the Schottky emitter and a tungsten heated filament. The benefit of LaB</text:span><text:span text:style-name="T21">6</text:span><text:span text:style-name="T20"> is a relatively stable electron-emitting source compared to those of FE SEMs, providing higher currents at lower cathode temperatures compared to tungsten emitters. This means greater brightness, a reasonably improved resolution over the whole range of accelerating voltages and a longer cathode lifetime. Due to the higher emission current, the LaB</text:span><text:span text:style-name="T21">6</text:span><text:span text:style-name="T20"> emitter is the right choice for analytical applications where large beam currents are needed.</text:span></text:p>
          </table:table-cell>
          <table:table-cell table:style-name="ce7"/>
          <table:table-cell table:style-name="ce7" office:value-type="string" calcext:value-type="string">
            <text:p>http://www.tescan-usa.com/technology/sem-%281%29/vega3</text:p>
          </table:table-cell>
        </table:table-row>
        <table:table-row table:style-name="ro32">
          <table:table-cell table:style-name="ce3" office:value-type="string" calcext:value-type="string">
            <text:p>Modern Optics</text:p>
          </table:table-cell>
          <table:table-cell table:style-name="ce26" office:value-type="string" calcext:value-type="string">
            <text:p>Moderní optika</text:p>
          </table:table-cell>
          <table:table-cell table:style-name="ce7" office:value-type="string" calcext:value-type="string">
            <text:p>http://www.tescan-usa.com/technology/sem-%281%29/vega3</text:p>
          </table:table-cell>
        </table:table-row>
        <table:table-row table:style-name="ro32">
          <table:table-cell table:style-name="ce3" office:value-type="string" calcext:value-type="string">
            <text:p>Rapid Maintenance</text:p>
          </table:table-cell>
          <table:table-cell table:style-name="ce26" office:value-type="string" calcext:value-type="string">
            <text:p>Rychlá údržba</text:p>
          </table:table-cell>
          <table:table-cell table:style-name="ce7" office:value-type="string" calcext:value-type="string">
            <text:p>http://www.tescan-usa.com/technology/sem-%281%29/vega3</text:p>
          </table:table-cell>
        </table:table-row>
        <table:table-row table:style-name="ro32">
          <table:table-cell table:style-name="ce3" office:value-type="string" calcext:value-type="string">
            <text:p>Automated Procedures</text:p>
          </table:table-cell>
          <table:table-cell table:style-name="ce26" office:value-type="string" calcext:value-type="string">
            <text:p>Automatizované procedury</text:p>
          </table:table-cell>
          <table:table-cell table:style-name="ce7" office:value-type="string" calcext:value-type="string">
            <text:p>http://www.tescan-usa.com/technology/sem-%281%29/vega3</text:p>
          </table:table-cell>
        </table:table-row>
        <table:table-row table:style-name="ro32">
          <table:table-cell table:style-name="ce3" office:value-type="string" calcext:value-type="string">
            <text:p>User-Friendly Software and Software Tools</text:p>
          </table:table-cell>
          <table:table-cell table:style-name="ce26" office:value-type="string" calcext:value-type="string">
            <text:p>Uživatelsky přivětivý software a softwarové nástroje</text:p>
          </table:table-cell>
          <table:table-cell table:style-name="ce13" office:value-type="string" calcext:value-type="string">
            <text:p>http://www.tescan-usa.com/technology/sem-%281%29/vega3</text:p>
          </table:table-cell>
        </table:table-row>
        <table:table-row table:style-name="ro23">
          <table:table-cell table:style-name="ce3" office:value-type="string" calcext:value-type="string">
            <text:p>Available with various chambers, analysis systems, stages and other options to suit the customers needs</text:p>
          </table:table-cell>
          <table:table-cell table:style-name="ce7"/>
          <table:table-cell table:style-name="ce7" office:value-type="string" calcext:value-type="string">
            <text:p>http://www.tescan-usa.com/technology/sem-%281%29/mira3</text:p>
          </table:table-cell>
        </table:table-row>
        <table:table-row table:style-name="ro33">
          <table:table-cell table:style-name="ce3" office:value-type="string" calcext:value-type="string">
            <text:p>MIRA field emission scanning electron microscopes provides users with the advantages of the latest technology, such as new improved high-performance electronics for faster image acquisition, an ultra-fast scanning system with compensation for static and dynamic image aberrations or built-in scripting for user-defined applications, all the while maintaining the best price to performance ratio.</text:p>
          </table:table-cell>
          <table:table-cell table:style-name="ce7"/>
          <table:table-cell table:style-name="ce7" office:value-type="string" calcext:value-type="string">
            <text:p>http://www.tescan-usa.com/technology/sem-%281%29/mira3</text:p>
          </table:table-cell>
        </table:table-row>
        <table:table-row table:style-name="ro33">
          <table:table-cell table:style-name="ce3" office:value-type="string" calcext:value-type="string">
            <text:p>The MIRA series was designed with respect to a wide range of SEM applications and needs in today’s research and industry. Its excellent resolution at high beam currents has proved to be advantageous for analytical applications such as EBSD,WDX, etc. MIRA3 field emission scanning electron microscopes are manufactured in configurations with LM, XM and GM chambers.</text:p>
          </table:table-cell>
          <table:table-cell table:style-name="ce7"/>
          <table:table-cell table:style-name="ce7" office:value-type="string" calcext:value-type="string">
            <text:p>http://www.tescan-usa.com/technology/sem-%281%29/mira3</text:p>
          </table:table-cell>
        </table:table-row>
        <table:table-row table:style-name="ro27">
          <table:table-cell table:style-name="ce3" office:value-type="string" calcext:value-type="string">
            <text:p>Modern Optics</text:p>
          </table:table-cell>
          <table:table-cell table:style-name="ce7" office:value-type="string" calcext:value-type="string">
            <text:p>Moderní optika</text:p>
          </table:table-cell>
          <table:table-cell table:style-name="ce7" office:value-type="string" calcext:value-type="string">
            <text:p>http://www.tescan-usa.com/technology/sem-%281%29/mira3</text:p>
          </table:table-cell>
        </table:table-row>
        <table:table-row table:style-name="ro27">
          <table:table-cell table:style-name="ce3" office:value-type="string" calcext:value-type="string">
            <text:p>Rapid Maintenance</text:p>
          </table:table-cell>
          <table:table-cell table:style-name="ce7" office:value-type="string" calcext:value-type="string">
            <text:p>Rychlá údržba</text:p>
          </table:table-cell>
          <table:table-cell table:style-name="ce7" office:value-type="string" calcext:value-type="string">
            <text:p>http://www.tescan-usa.com/technology/sem-%281%29/mira3</text:p>
          </table:table-cell>
        </table:table-row>
        <table:table-row table:style-name="ro27">
          <table:table-cell table:style-name="ce3" office:value-type="string" calcext:value-type="string">
            <text:p>Automated Procedures</text:p>
          </table:table-cell>
          <table:table-cell table:style-name="ce7" office:value-type="string" calcext:value-type="string">
            <text:p>Automatizované procedury</text:p>
          </table:table-cell>
          <table:table-cell table:style-name="ce7" office:value-type="string" calcext:value-type="string">
            <text:p>http://www.tescan-usa.com/technology/sem-%281%29/mira3</text:p>
          </table:table-cell>
        </table:table-row>
        <table:table-row table:style-name="ro27">
          <table:table-cell table:style-name="ce3" office:value-type="string" calcext:value-type="string">
            <text:p>User-Friendly Software and Software tools</text:p>
          </table:table-cell>
          <table:table-cell table:style-name="ce7" office:value-type="string" calcext:value-type="string">
            <text:p>Uživatelsky přivětivý software a softwarové nástroje</text:p>
          </table:table-cell>
          <table:table-cell table:style-name="ce7" office:value-type="string" calcext:value-type="string">
            <text:p>http://www.tescan-usa.com/technology/sem-%281%29/mira3</text:p>
          </table:table-cell>
        </table:table-row>
        <table:table-row table:style-name="ro34">
          <table:table-cell table:style-name="ce3" office:value-type="string" calcext:value-type="string">
            <text:p>Extraordinary ultra-high resolution imaging and extremely fast micromachining</text:p>
          </table:table-cell>
          <table:table-cell table:style-name="ce7" office:value-type="string" calcext:value-type="string">
            <text:p>Zobrazení s vyjímečným ultra-vysokým rozlišením a extrémně rychlé mikroobrábění.</text:p>
          </table:table-cell>
          <table:table-cell table:style-name="ce7" office:value-type="string" calcext:value-type="string">
            <text:p>http://www.tescan-usa.com/technology/xeia3</text:p>
          </table:table-cell>
        </table:table-row>
        <table:table-row table:style-name="ro35">
          <table:table-cell table:style-name="ce3" office:value-type="string" calcext:value-type="string">
            <text:p>Ultra-fast micro-/nano- FIB machining, ultra-high resolution, reliable microanalysis or complex 3D analytical reconstructions, XEIA3 stands out as the ideal turnkey FIB-SEM system that offers all these capabilities in one single and unique instrument with excellent performance.</text:p>
          </table:table-cell>
          <table:table-cell table:style-name="ce7"/>
          <table:table-cell table:style-name="ce7" office:value-type="string" calcext:value-type="string">
            <text:p>http://www.tescan-usa.com/technology/xeia3</text:p>
          </table:table-cell>
        </table:table-row>
        <table:table-row table:style-name="ro28">
          <table:table-cell table:style-name="ce3" office:value-type="string" calcext:value-type="string">
            <text:p>With the new XEIA3, TESCAN delivers not only an instrument top of its class, but also fulfils its commitment to continue helping researchers push science and development forward. This is also reflected in the careful customisation of every system in order to meet the specific needs of every customer. From materials to life sciences or from engineering to the semiconductor industry, TESCAN guarantees high-performance systems without any compromises.</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Key Features</text:p>
          </table:table-cell>
          <table:table-cell table:style-name="ce7"/>
          <table:table-cell table:style-name="ce7" office:value-type="string" calcext:value-type="string">
            <text:p>http://www.tescan-usa.com/technology/xeia3</text:p>
          </table:table-cell>
        </table:table-row>
        <table:table-row table:style-name="ro23">
          <table:table-cell table:style-name="ce3" office:value-type="string" calcext:value-type="string">
            <text:p>A unique combination of a three-lens objective and crossover-free mode</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Sub-nanometre resolution: 0.7 nm at 15 keV</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Ultimate ultra-high resolution: 1 nm at 1 keV</text:p>
          </table:table-cell>
          <table:table-cell table:style-name="ce7"/>
          <table:table-cell table:style-name="ce7" office:value-type="string" calcext:value-type="string">
            <text:p>http://www.tescan-usa.com/technology/xeia3</text:p>
          </table:table-cell>
        </table:table-row>
        <table:table-row table:style-name="ro23">
          <table:table-cell table:style-name="ce3" office:value-type="string" calcext:value-type="string">
            <text:p>New Schottky FE gun now enables beam currents up to 400 nA and rapid beam energy changes</text:p>
          </table:table-cell>
          <table:table-cell table:style-name="ce7"/>
          <table:table-cell table:style-name="ce7" office:value-type="string" calcext:value-type="string">
            <text:p>http://www.tescan-usa.com/technology/xeia3</text:p>
          </table:table-cell>
        </table:table-row>
        <table:table-row table:style-name="ro23">
          <table:table-cell table:style-name="ce3" office:value-type="string" calcext:value-type="string">
            <text:p>Ideal solution for inspection of the latest technology nodes in advanced failure analysis processes</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Ideal for imaging delicate biological specimens</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Imaging of magnetic samples possible</text:p>
          </table:table-cell>
          <table:table-cell table:style-name="ce7"/>
          <table:table-cell table:style-name="ce7" office:value-type="string" calcext:value-type="string">
            <text:p>http://www.tescan-usa.com/technology/xeia3</text:p>
          </table:table-cell>
        </table:table-row>
        <table:table-row table:style-name="ro23">
          <table:table-cell table:style-name="ce3" office:value-type="string" calcext:value-type="string">
            <text:p>Extraordinary Ultra-High Resolution imaging and extremely precise nanoengineering</text:p>
          </table:table-cell>
          <table:table-cell table:style-name="ce7"/>
          <table:table-cell table:style-name="ce7" office:value-type="string" calcext:value-type="string">
            <text:p>http://www.tescan-usa.com/technology/gaia3</text:p>
          </table:table-cell>
        </table:table-row>
        <table:table-row table:style-name="ro33">
          <table:table-cell table:style-name="ce3" office:value-type="string" calcext:value-type="string">
            <text:p>GAIA3 is the ideal platform for performing the most challenging nanoengineering applications that require ultimate precision and demanding capabilities for microanalysis. Preparation of high-quality ultra-thin TEM lamellae, delayering processes in technology nodes, precise nanopatterning and high-resolution 3D reconstructions are just some of the applications in which GAIA3 excels.</text:p>
          </table:table-cell>
          <table:table-cell table:style-name="ce7"/>
          <table:table-cell table:style-name="ce10" office:value-type="string" calcext:value-type="string">
            <text:p>http://www.tescan-usa.com/technology/gaia3</text:p>
          </table:table-cell>
        </table:table-row>
        <table:table-row table:style-name="ro28">
          <table:table-cell table:style-name="ce3" office:value-type="string" calcext:value-type="string">
            <text:p>These features make GAIA3 the ideal instrument for applications in which imaging at low beam energies is a requirement to preserve delicate structures in samples that can get easily damaged by the electron beam such as low-k dielectric materials, photoresists or uncoated biological specimens. In terms of sample modification, GAIA3 represents the most suitable solution for challenging nanomachining and nanofabrication.</text:p>
          </table:table-cell>
          <table:table-cell table:style-name="ce7"/>
          <table:table-cell table:style-name="ce7" office:value-type="string" calcext:value-type="string">
            <text:p>http://www.tescan-usa.com/technology/gaia3</text:p>
          </table:table-cell>
        </table:table-row>
        <table:table-row table:style-name="ro36">
          <table:table-cell table:style-name="ce3" office:value-type="string" calcext:value-type="string">
            <text:p>Key Features</text:p>
          </table:table-cell>
          <table:table-cell table:style-name="ce7"/>
          <table:table-cell table:style-name="ce7" office:value-type="string" calcext:value-type="string">
            <text:p>http://www.tescan-usa.com/technology/gaia3</text:p>
          </table:table-cell>
        </table:table-row>
        <table:table-row table:style-name="ro23">
          <table:table-cell table:style-name="ce3" office:value-type="string" calcext:value-type="string">
            <text:p>A unique combination of a three-lens objective and crossover-free mode</text:p>
          </table:table-cell>
          <table:table-cell table:style-name="ce7"/>
          <table:table-cell table:style-name="ce7" office:value-type="string" calcext:value-type="string">
            <text:p>http://www.tescan-usa.com/technology/gaia3</text:p>
          </table:table-cell>
        </table:table-row>
        <table:table-row table:style-name="ro36">
          <table:table-cell table:style-name="ce3" office:value-type="string" calcext:value-type="string">
            <text:p>Sub-nanometre resolution: 0.7 nm at 15 keV</text:p>
          </table:table-cell>
          <table:table-cell table:style-name="ce7"/>
          <table:table-cell table:style-name="ce7" office:value-type="string" calcext:value-type="string">
            <text:p>http://www.tescan-usa.com/technology/gaia3</text:p>
          </table:table-cell>
        </table:table-row>
        <table:table-row table:style-name="ro36">
          <table:table-cell table:style-name="ce3" office:value-type="string" calcext:value-type="string">
            <text:p>Ultimate ultra-high resolution: 1 nm at 1 keV</text:p>
          </table:table-cell>
          <table:table-cell table:style-name="ce7"/>
          <table:table-cell table:style-name="ce7" office:value-type="string" calcext:value-type="string">
            <text:p>http://www.tescan-usa.com/technology/gaia3</text:p>
          </table:table-cell>
        </table:table-row>
        <table:table-row table:style-name="ro23">
          <table:table-cell table:style-name="ce3" office:value-type="string" calcext:value-type="string">
            <text:p>New Schottky FE gun now enables beam currents up to 400 nA and rapid beam energy changes</text:p>
          </table:table-cell>
          <table:table-cell table:style-name="ce7"/>
          <table:table-cell table:style-name="ce7" office:value-type="string" calcext:value-type="string">
            <text:p>http://www.tescan-usa.com/technology/gaia3</text:p>
          </table:table-cell>
        </table:table-row>
        <table:table-row table:style-name="ro23">
          <table:table-cell table:style-name="ce3" office:value-type="string" calcext:value-type="string">
            <text:p>Ideal solution for inspection of the latest technology nodes in advanced failure analysis processes</text:p>
          </table:table-cell>
          <table:table-cell table:style-name="ce7"/>
          <table:table-cell table:style-name="ce7" office:value-type="string" calcext:value-type="string">
            <text:p>http://www.tescan-usa.com/technology/gaia3</text:p>
          </table:table-cell>
        </table:table-row>
        <table:table-row table:style-name="ro36">
          <table:table-cell table:style-name="ce3" office:value-type="string" calcext:value-type="string">
            <text:p>Ideal for imaging delicate biological specimens</text:p>
          </table:table-cell>
          <table:table-cell table:style-name="ce7"/>
          <table:table-cell/>
        </table:table-row>
        <table:table-row table:style-name="ro36">
          <table:table-cell table:style-name="ce3" office:value-type="string" calcext:value-type="string">
            <text:p>Imaging of magnetic samples possible</text:p>
          </table:table-cell>
          <table:table-cell table:style-name="ce7"/>
          <table:table-cell table:style-name="ce7" office:value-type="string" calcext:value-type="string">
            <text:p>http://www.tescan-usa.com/technology/gaia3</text:p>
          </table:table-cell>
        </table:table-row>
        <table:table-row table:style-name="ro23">
          <table:table-cell table:style-name="ce3" office:value-type="string" calcext:value-type="string">
            <text:p>The world’s first fully integrated Xe plasma source FIB with SEM</text:p>
          </table:table-cell>
          <table:table-cell table:style-name="ce7"/>
          <table:table-cell table:style-name="ce7" office:value-type="string" calcext:value-type="string">
            <text:p>http://www.tescan-usa.com/technology/fib-sem/fera3</text:p>
          </table:table-cell>
        </table:table-row>
        <table:table-row table:style-name="ro35">
          <table:table-cell table:style-name="ce3" office:value-type="string" calcext:value-type="string">
            <text:p>It enables extremely high ion currents up to 2 μA thus increasing sputtering rate more than 50 times compared to conventional Ga source. This predetermines FERA3 for milling big volumes of materials that were time consuming or impossible so far.</text:p>
          </table:table-cell>
          <table:table-cell table:style-name="ce7"/>
          <table:table-cell table:style-name="ce7" office:value-type="string" calcext:value-type="string">
            <text:p>http://www.tescan-usa.com/technology/fib-sem/fera3</text:p>
          </table:table-cell>
        </table:table-row>
        <table:table-row table:style-name="ro33">
          <table:table-cell table:style-name="ce3" office:value-type="string" calcext:value-type="string">
            <text:p>This new generation of scanning electron microscopes equipped with focused ion beam column provides users with the advantages of the latest technology, such as new improved high-performance electronics for faster image acquisition, ultra-fast scanning system with compensation of static and dynamic image aberrations or built-in scripting for user-defined applications.</text:p>
          </table:table-cell>
          <table:table-cell table:style-name="ce7"/>
          <table:table-cell table:style-name="ce7" office:value-type="string" calcext:value-type="string">
            <text:p>http://www.tescan-usa.com/technology/fib-sem/fera3</text:p>
          </table:table-cell>
        </table:table-row>
        <table:table-row table:style-name="ro22">
          <table:table-cell table:style-name="ce3" office:value-type="string" calcext:value-type="string">
            <text:p>They were designed with respect to a wide range of FIB-SEM applications and needs in today’s research and industry. The excellent resolution at high beam current values as well as the powerful software turns the TESCAN FIB-SEMs to excellent tools not only for the analytical but also for many other applications in different field of research and industry.</text:p>
          </table:table-cell>
          <table:table-cell table:style-name="ce7"/>
          <table:table-cell table:style-name="ce7" office:value-type="string" calcext:value-type="string">
            <text:p>http://www.tescan-usa.com/technology/fib-sem/fera3</text:p>
          </table:table-cell>
        </table:table-row>
        <table:table-row table:style-name="ro36">
          <table:table-cell table:style-name="ce3" office:value-type="string" calcext:value-type="string">
            <text:p>Modern electron optics</text:p>
          </table:table-cell>
          <table:table-cell table:style-name="ce7"/>
          <table:table-cell table:style-name="ce7" office:value-type="string" calcext:value-type="string">
            <text:p>http://www.tescan-usa.com/technology/fib-sem/fera3</text:p>
          </table:table-cell>
        </table:table-row>
        <table:table-row table:style-name="ro37">
          <table:table-cell table:style-name="ce3" office:value-type="string" calcext:value-type="string">
            <text:p>The unique <text:span text:style-name="T22">Wide Field Optics™</text:span><text:span text:style-name="T23"> design with a proprietary Intermediate Lens (IML) offers a variety of working and display modes with enhanced field of view or depth of focus</text:span></text:p>
          </table:table-cell>
          <table:table-cell table:style-name="ce7"/>
          <table:table-cell table:style-name="ce7" office:value-type="string" calcext:value-type="string">
            <text:p>http://www.tescan-usa.com/technology/fib-sem/fera3</text:p>
          </table:table-cell>
        </table:table-row>
        <table:table-row table:style-name="ro38">
          <table:table-cell table:style-name="ce3" office:value-type="string" calcext:value-type="string">
            <text:p>Real time <text:span text:style-name="T22">In-Flight Beam Tracing™</text:span><text:span text:style-name="T23"> for performance and beam optimization. Also includes direct and continual control of beam parameters.</text:span></text:p>
          </table:table-cell>
          <table:table-cell table:style-name="ce10"/>
          <table:table-cell table:style-name="ce7" office:value-type="string" calcext:value-type="string">
            <text:p>http://www.tescan-usa.com/technology/fib-sem/fera3</text:p>
          </table:table-cell>
        </table:table-row>
        <table:table-row table:style-name="ro36">
          <table:table-cell table:style-name="ce3" office:value-type="string" calcext:value-type="string">
            <text:p>Fully automated electron optics set-up and alignment</text:p>
          </table:table-cell>
          <table:table-cell table:style-name="ce7"/>
          <table:table-cell table:style-name="ce7" office:value-type="string" calcext:value-type="string">
            <text:p>http://www.tescan-usa.com/technology/fib-sem/fera3</text:p>
          </table:table-cell>
        </table:table-row>
        <table:table-row table:style-name="ro36">
          <table:table-cell table:style-name="ce3" office:value-type="string" calcext:value-type="string">
            <text:p>Fast imaging rate</text:p>
          </table:table-cell>
          <table:table-cell table:style-name="ce7"/>
          <table:table-cell table:style-name="ce7" office:value-type="string" calcext:value-type="string">
            <text:p>http://www.tescan-usa.com/technology/fib-sem/fera3</text:p>
          </table:table-cell>
        </table:table-row>
        <table:table-row table:style-name="ro23">
          <table:table-cell table:style-name="ce3" office:value-type="string" calcext:value-type="string">
            <text:p>Unique live stereoscopic imaging using advanced 3D Beam</text:p>
          </table:table-cell>
          <table:table-cell table:style-name="ce7"/>
          <table:table-cell table:style-name="ce7" office:value-type="string" calcext:value-type="string">
            <text:p>http://www.tescan-usa.com/technology/fib-sem/fera3</text:p>
          </table:table-cell>
        </table:table-row>
        <table:table-row table:style-name="ro23">
          <table:table-cell table:style-name="ce3" office:value-type="string" calcext:value-type="string">
            <text:p>Technology opens up the micro and nano-world for an amazing 3D experience and 3D navigation</text:p>
          </table:table-cell>
          <table:table-cell table:style-name="ce7"/>
          <table:table-cell table:style-name="ce7" office:value-type="string" calcext:value-type="string">
            <text:p>http://www.tescan-usa.com/technology/fib-sem/fera3</text:p>
          </table:table-cell>
        </table:table-row>
        <table:table-row table:style-name="ro23">
          <table:table-cell table:style-name="ce3" office:value-type="string" calcext:value-type="string">
            <text:p>The LYRA3 FEG is a favorable combination of SEM and FIB for demanding users</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It is based on a high resolution Schottky FEG-SEM column and a high performance FIB column.</text:p>
          </table:table-cell>
          <table:table-cell table:style-name="ce7"/>
          <table:table-cell table:style-name="ce7" office:value-type="string" calcext:value-type="string">
            <text:p>http://www.tescan-usa.com/technology/fib-sem/lyra3</text:p>
          </table:table-cell>
        </table:table-row>
        <table:table-row table:style-name="ro28">
          <table:table-cell table:style-name="ce3" office:value-type="string" calcext:value-type="string">
            <text:p>This new generation of field emission scanning electron microscopes (LYRA3 series) provides users with the advantages of the latest technology, such as new improved high-performance electronics for faster image acquisition, an ultra-fast scanning system with compensation for static and dynamic image aberrations or built-in scripting for user-defined applications, all the while maintaining the best price to performance ratio.</text:p>
          </table:table-cell>
          <table:table-cell table:style-name="ce7"/>
          <table:table-cell table:style-name="ce7" office:value-type="string" calcext:value-type="string">
            <text:p>http://www.tescan-usa.com/technology/fib-sem/lyra3</text:p>
          </table:table-cell>
        </table:table-row>
        <table:table-row table:style-name="ro28">
          <table:table-cell table:style-name="ce3" office:value-type="string" calcext:value-type="string">
            <text:p>The LYRA3 series was designed with respect to a wide range of FIB-SEM applications and needs in today’s research and industry. Its excellent resolution at high beam currents has proved to be advantageous for analytical applications such as EDX, WDX, EBSD, 3D tomography, etc. Their powerful software turns these TESCAN FIB-SEMs into excellent tools for other applications, such as e.g. electron/ion lithography, TEM sample preparation, etc.</text:p>
          </table:table-cell>
          <table:table-cell table:style-name="ce7"/>
          <table:table-cell table:style-name="ce7" office:value-type="string" calcext:value-type="string">
            <text:p>http://www.tescan-usa.com/technology/fib-sem/lyra3</text:p>
          </table:table-cell>
        </table:table-row>
        <table:table-row table:style-name="ro26">
          <table:table-cell table:style-name="ce3" office:value-type="string" calcext:value-type="string">
            <text:p>LYRA3 focused ion beam scanning electron microscope is manufactured in configurations with XM and GM chambers.</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Modern Optics</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Fully automated electron optics set-up and alignment</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Fast imaging rate</text:p>
          </table:table-cell>
          <table:table-cell table:style-name="ce7"/>
          <table:table-cell table:style-name="ce7" office:value-type="string" calcext:value-type="string">
            <text:p>http://www.tescan-usa.com/technology/fib-sem/lyra3</text:p>
          </table:table-cell>
        </table:table-row>
        <table:table-row table:style-name="ro26">
          <table:table-cell table:style-name="ce3" office:value-type="string" calcext:value-type="string">
            <text:p>Unique live stereoscopic imaging using advanced 3D Beam Technology opens up the micro and nano-world for an amazing 3D experience and 3D navigation</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E-Beam lithography available with an optional Beam Blanker</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High Performance Ion Optics</text:p>
          </table:table-cell>
          <table:table-cell table:style-name="ce7"/>
          <table:table-cell table:style-name="ce7" office:value-type="string" calcext:value-type="string">
            <text:p>http://www.tescan-usa.com/technology/fib-sem/lyra3</text:p>
          </table:table-cell>
        </table:table-row>
        <table:table-row table:style-name="ro26">
          <table:table-cell table:style-name="ce3" office:value-type="string" calcext:value-type="string">
            <text:p>Sophisticated high performance CANION FIB system for fast and precise cross-sectioning and TEM sample preparation</text:p>
          </table:table-cell>
          <table:table-cell table:style-name="ce7"/>
          <table:table-cell table:style-name="ce7" office:value-type="string" calcext:value-type="string">
            <text:p>http://www.tescan-usa.com/technology/fib-sem/lyra3</text:p>
          </table:table-cell>
        </table:table-row>
        <table:table-row table:style-name="ro25">
          <table:table-cell table:style-name="ce3" office:value-type="string" calcext:value-type="string">
            <text:p>Optional ultra-high resolution COBRA-FIB column represents the highest level of technology in terms of resolution both for imaging and milling. This is one of the most precise FIB instruments for nano-engineering in the world.</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FIB Part</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Unique ion optic column differentially pumped, with 2 ion pumps, for ultra-low ion scattering effect</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Motorized aperture changer with ultra-high reproducibility</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Beam Blanker and Faraday cup included as a standard</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Simultaneous SEM imaging with FIB etching or deposition</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FIB control is fully integrated in the SEM software </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Powerful toolbox for basic shapes creation with programmable process parameters</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Micro/nano machining</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Ion beam lithography</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Q-PHASE: Quantitative, label-free imaging cytometry</text:p>
          </table:table-cell>
          <table:table-cell table:style-name="ce7"/>
          <table:table-cell table:style-name="ce7" office:value-type="string" calcext:value-type="string">
            <text:p>http://www.tescan-usa.com/technology/light-microscopy/q-phase</text:p>
          </table:table-cell>
        </table:table-row>
        <table:table-row table:style-name="ro25">
          <table:table-cell table:style-name="ce3" office:value-type="string" calcext:value-type="string">
            <text:p>The Q-PHASE is a unique instrument for quantitative phase imaging (QPI) based on patented technology of Coherence-controlled holographic microscopy. The Q-PHASE is purposely designed to observe living cells in vitro.</text:p>
          </table:table-cell>
          <table:table-cell table:style-name="ce7"/>
          <table:table-cell table:style-name="ce7" office:value-type="string" calcext:value-type="string">
            <text:p>http://www.tescan-usa.com/technology/light-microscopy/q-phase</text:p>
          </table:table-cell>
        </table:table-row>
        <table:table-row table:style-name="ro39">
          <table:table-cell table:style-name="ce3" office:value-type="string" calcext:value-type="string">
            <text:p>TESCAN proudly introduces the Q-PHASE, a multimodal holographic microscope (MHM).  With this instrument TESCAN expands into the field of advanced light microscopy. The Q-PHASE is a unique instrument for quantitative phase imaging (QPI) based on patented technology of Coherence-controlled holographic microscopy. This technology uses incoherent light sources (halogen lamp, LED) providing QPI with the highest quality, without any compromises and it is the only QPI technique enabling imaging of samples in scattering media. The Q-PHASE is purposely designed to observe living cells in vitro. It is based on a robust inverted transmission microscope platform. The whole system is situated in a microscope incubator. The full motorization fulfills even the highest demands regarding experiment automation. Furthermore, this system includes multiple imaging modes with fully integrated Fluorescence Module, simulated DIC and brightfield imaging options. All these features make of Q-PHASE a valuable research tool for biological and biotechnical applications such as testing reactions of cells to a specific treatment - even with scattering non-transparent substances, monitoring cell’s life cycle including mitosis, distinguishing between different forms of cell deaths, analyzing cell growth, motility or morphology changes, imaging cells in extracellular matrices.</text:p>
          </table:table-cell>
          <table:table-cell table:style-name="ce7"/>
          <table:table-cell table:style-name="ce7" office:value-type="string" calcext:value-type="string">
            <text:p>http://www.tescan-usa.com/technology/light-microscopy/q-phase</text:p>
          </table:table-cell>
        </table:table-row>
        <table:table-row table:style-name="ro36">
          <table:table-cell table:style-name="ce3" office:value-type="string" calcext:value-type="string">
            <text:p>Key features and advantage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No image artifacts such as halo effect (as opposed to techniques based on Zernike phase contrast illumination)</text:p>
          </table:table-cell>
          <table:table-cell table:style-name="ce7"/>
          <table:table-cell table:style-name="ce7" office:value-type="string" calcext:value-type="string">
            <text:p>http://www.tescan-usa.com/technology/light-microscopy/q-phase</text:p>
          </table:table-cell>
        </table:table-row>
        <table:table-row table:style-name="ro36">
          <table:table-cell table:style-name="ce3" office:value-type="string" calcext:value-type="string">
            <text:p>Enables very precise detection of cell boundarie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Strong suppression of coherent noise (speckles) &amp; parasitic interferences (as opposed to laser-based approache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Label-free – no staining is needed, simple sample preparation, observation of live cells in their native environment, no photobleaching problem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Low phototoxicity – low light power density (107× lower than fluorescence microscopy) allows long-term observations (for day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Coherence-gating effect – Q-PHASE special feature enabling to observe samples even in scattering media (phospholipid emulsions, extracellular matrices, etc.)</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Multimodality – fully integrated fluorescence module, simulated DIC and brightfield which enables automatic multimodal imaging of the sample</text:p>
          </table:table-cell>
          <table:table-cell table:style-name="ce7"/>
          <table:table-cell table:style-name="ce7" office:value-type="string" calcext:value-type="string">
            <text:p>http://www.tescan-usa.com/technology/light-microscopy/q-phase</text:p>
          </table:table-cell>
        </table:table-row>
        <table:table-row table:style-name="ro40">
          <table:table-cell table:style-name="ce3" office:value-type="string" calcext:value-type="string">
            <text:p>High-quality QPI – unique Q-PHASE’s optical setup allows using incoherent illumination which provides extraordinary imaging quality without any compromises</text:p>
          </table:table-cell>
          <table:table-cell table:style-name="ce7"/>
          <table:table-cell table:style-name="ce7" office:value-type="string" calcext:value-type="string">
            <text:p>http://www.tescan-usa.com/technology/light-microscopy/q-phase</text:p>
          </table:table-cell>
        </table:table-row>
        <table:table-row table:style-name="ro40">
          <table:table-cell table:style-name="ce3" office:value-type="string" calcext:value-type="string">
            <text:p>Lateral resolution of conventional microscopes (up to 2× better when compared to common laser-based approaches or pinhole spatial filtering based technique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Fast acquisition – the use of off-axis holographic approach makes Q-PHASE a single-shot instrument, thus enabling imaging of very fast cell dynamics</text:p>
          </table:table-cell>
          <table:table-cell table:style-name="ce7"/>
          <table:table-cell table:style-name="ce7" office:value-type="string" calcext:value-type="string">
            <text:p>http://www.tescan-usa.com/technology/light-microscopy/q-phase</text:p>
          </table:table-cell>
        </table:table-row>
        <table:table-row table:style-name="ro23">
          <table:table-cell table:style-name="ce3" office:value-type="string" calcext:value-type="string">
            <text:p>Full motorization – focusing, sample stage, objective exchange, fluorescence filters</text:p>
          </table:table-cell>
          <table:table-cell table:style-name="ce7"/>
          <table:table-cell table:style-name="ce7" office:value-type="string" calcext:value-type="string">
            <text:p>http://www.tescan-usa.com/technology/light-microscopy/q-phase</text:p>
          </table:table-cell>
        </table:table-row>
        <table:table-row table:style-name="ro23">
          <table:table-cell table:style-name="ce3" office:value-type="string" calcext:value-type="string">
            <text:p>Automated multidimensional acquisition – time-lapse, channel, position, Z-stack</text:p>
          </table:table-cell>
          <table:table-cell table:style-name="ce7"/>
          <table:table-cell table:style-name="ce7" office:value-type="string" calcext:value-type="string">
            <text:p>http://www.tescan-usa.com/technology/light-microscopy/q-phase</text:p>
          </table:table-cell>
        </table:table-row>
        <table:table-row table:style-name="ro23">
          <table:table-cell table:style-name="ce3" office:value-type="string" calcext:value-type="string">
            <text:p>Simple image segmentation and processing – comparable to fluorescence data processing</text:p>
          </table:table-cell>
          <table:table-cell table:style-name="ce7"/>
          <table:table-cell table:style-name="ce7" office:value-type="string" calcext:value-type="string">
            <text:p>http://www.tescan-usa.com/technology/light-microscopy/q-phase</text:p>
          </table:table-cell>
        </table:table-row>
        <table:table-row table:style-name="ro41">
          <table:table-cell table:style-name="ce3" office:value-type="string" calcext:value-type="string">
            <text:p>Quantitative – phase values can be recalculated e.g. to cell dry-mass density (pg/μm<text:span text:style-name="T24">2</text:span><text:span text:style-name="T25">) or direct topography with nanometer sensitivity (usually non-biological samples with homogeneous refractive index distribution)</text:span></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High phase detection sensitivity – enables to detect even the smallest changes in axial direction, very sensitive detection of morphology or position changes</text:p>
          </table:table-cell>
          <table:table-cell table:style-name="ce7"/>
          <table:table-cell table:style-name="ce7" office:value-type="string" calcext:value-type="string">
            <text:p>http://www.tescan-usa.com/technology/light-microscopy/q-phase</text:p>
          </table:table-cell>
        </table:table-row>
        <table:table-row table:style-name="ro40">
          <table:table-cell table:style-name="ce3" office:value-type="string" calcext:value-type="string">
            <text:p>TIMA-X is an automated mineralogy system for fast quantitative analysis of samples such as rocks, ores, concentrates, tailings, leach residues or smelter products.</text:p>
          </table:table-cell>
          <table:table-cell table:style-name="ce7"/>
          <table:table-cell table:style-name="ce7" office:value-type="string" calcext:value-type="string">
            <text:p>http://www.tescan-usa.com/technology/special-solutions/tima-x</text:p>
          </table:table-cell>
        </table:table-row>
        <table:table-row table:style-name="ro42">
          <table:table-cell table:style-name="ce3" office:value-type="string" calcext:value-type="string">
            <text:p>TIMA-X <text:span text:style-name="T26">combines BSE and EDX analysis</text:span><text:span text:style-name="T27"> to identify minerals and create mineral images that are analysed to determine mineral concentrations, element distributions, and mineral texture properties such as grain-size, association, liberation and locking parameters. TIMA-X can also</text:span><text:span text:style-name="T28"> search for bright phases</text:span><text:span text:style-name="T27"> containing platinum group, gold, silver, rare earth and other minerals.</text:span></text:p>
          </table:table-cell>
          <table:table-cell table:style-name="ce7"/>
          <table:table-cell table:style-name="ce7" office:value-type="string" calcext:value-type="string">
            <text:p>http://www.tescan-usa.com/technology/special-solutions/tima-x</text:p>
          </table:table-cell>
        </table:table-row>
        <table:table-row table:style-name="ro43">
          <table:table-cell table:style-name="ce3" office:value-type="string" calcext:value-type="string">
            <text:p>TIMA-X uses <text:span text:style-name="T26">up to four EDAX Element silicon drift detectors</text:span><text:span text:style-name="T27"> and new software to significantly increase both performance and reliability. TIMA-X detectors are a new design that </text:span><text:span text:style-name="T28">increases sensitivity to light elements</text:span><text:span text:style-name="T27"> and maintains stable energy resolution at very high count rates.</text:span></text:p>
          </table:table-cell>
          <table:table-cell table:style-name="ce7"/>
          <table:table-cell table:style-name="ce7" office:value-type="string" calcext:value-type="string">
            <text:p>http://www.tescan-usa.com/technology/special-solutions/tima-x</text:p>
          </table:table-cell>
        </table:table-row>
        <table:table-row table:style-name="ro40">
          <table:table-cell table:style-name="ce3" office:value-type="string" calcext:value-type="string">
            <text:p>For high-throughput applications, it can be fitted with the AutoLoader™ - a robotic sample loading system for 24/7 unattended measurement of up to 100 epoxy blocks.</text:p>
          </table:table-cell>
          <table:table-cell table:style-name="ce7"/>
          <table:table-cell table:style-name="ce7" office:value-type="string" calcext:value-type="string">
            <text:p>http://www.tescan-usa.com/technology/special-solutions/tima-x</text:p>
          </table:table-cell>
        </table:table-row>
        <table:table-row table:style-name="ro36">
          <table:table-cell table:style-name="ce3" office:value-type="string" calcext:value-type="string">
            <text:p>Key features</text:p>
          </table:table-cell>
          <table:table-cell table:style-name="ce7"/>
          <table:table-cell table:style-name="ce7" office:value-type="string" calcext:value-type="string">
            <text:p>http://www.tescan-usa.com/technology/special-solutions/tima-x</text:p>
          </table:table-cell>
        </table:table-row>
        <table:table-row table:style-name="ro23">
          <table:table-cell table:style-name="ce3" office:value-type="string" calcext:value-type="string">
            <text:p>Very fast and fully automated data acquisition process reached via <text:span text:style-name="T26">SEM </text:span><text:span text:style-name="T27">and </text:span><text:span text:style-name="T28">EDX </text:span><text:span text:style-name="T27">high level hardware integration</text:span></text:p>
          </table:table-cell>
          <table:table-cell table:style-name="ce7"/>
          <table:table-cell table:style-name="ce7" office:value-type="string" calcext:value-type="string">
            <text:p>http://www.tescan-usa.com/technology/special-solutions/tima-x</text:p>
          </table:table-cell>
        </table:table-row>
        <table:table-row table:style-name="ro36">
          <table:table-cell table:style-name="ce3" office:value-type="string" calcext:value-type="string">
            <text:p>EDAX Element Silicon Drift Detectors</text:p>
          </table:table-cell>
          <table:table-cell table:style-name="ce7"/>
          <table:table-cell table:style-name="ce14" office:value-type="string" calcext:value-type="string">
            <text:p><text:a xlink:href="http://www.tescan-usa.com/technology/special-solutions/tima-x" xlink:type="simple">http://www.tescan-usa.com/technology/special-solutions/tima-x</text:a></text:p>
          </table:table-cell>
        </table:table-row>
        <table:table-row table:style-name="ro44">
          <table:table-cell table:style-name="ce3" office:value-type="string" calcext:value-type="string">
            <text:p>New design of 30 mm<text:span text:style-name="T24">2</text:span><text:span text:style-name="T25"> SDD CMOS chip</text:span></text:p>
          </table:table-cell>
          <table:table-cell table:style-name="ce7"/>
          <table:table-cell table:style-name="ce7" office:value-type="string" calcext:value-type="string">
            <text:p>http://www.tescan-usa.com/technology/special-solutions/tima-x</text:p>
          </table:table-cell>
        </table:table-row>
        <table:table-row table:style-name="ro45">
          <table:table-cell table:style-name="ce3" office:value-type="string" calcext:value-type="string">
            <text:p>Si<text:span text:style-name="T29">3</text:span><text:span text:style-name="T30">N</text:span><text:span text:style-name="T31">4</text:span><text:span text:style-name="T30"> window is rugged, non-porous and has high transmissivity</text:span></text:p>
          </table:table-cell>
          <table:table-cell table:style-name="ce7"/>
          <table:table-cell table:style-name="ce14" office:value-type="string" calcext:value-type="string">
            <text:p><text:a xlink:href="http://www.tescan-usa.com/technology/special-solutions/tima-x" xlink:type="simple">http://www.tescan-usa.com/technology/special-solutions/tima-x</text:a></text:p>
          </table:table-cell>
        </table:table-row>
        <table:table-row table:style-name="ro23">
          <table:table-cell table:style-name="ce3" office:value-type="string" calcext:value-type="string">
            <text:p>Improved sensitivity to low energies for light element detection</text:p>
          </table:table-cell>
          <table:table-cell table:style-name="ce7"/>
          <table:table-cell table:style-name="ce7" office:value-type="string" calcext:value-type="string">
            <text:p>http://www.tescan-usa.com/technology/special-solutions/tima-x</text:p>
          </table:table-cell>
        </table:table-row>
        <table:table-row table:style-name="ro46">
          <table:table-cell table:style-name="ce3" office:value-type="string" calcext:value-type="string">
            <text:p>Up to <text:span text:style-name="T22">4 integrated EDX detectors</text:span><text:span text:style-name="T23"> for maximum system performance</text:span></text:p>
          </table:table-cell>
          <table:table-cell table:style-name="ce7"/>
          <table:table-cell table:style-name="ce7" office:value-type="string" calcext:value-type="string">
            <text:p>http://www.tescan-usa.com/technology/special-solutions/tima-x</text:p>
          </table:table-cell>
        </table:table-row>
        <table:table-row table:style-name="ro23">
          <table:table-cell table:style-name="ce3" office:value-type="string" calcext:value-type="string">
            <text:p>Improved approach to data analysis increasing speed and reliability od process</text:p>
          </table:table-cell>
          <table:table-cell table:style-name="ce7"/>
          <table:table-cell table:style-name="ce7" office:value-type="string" calcext:value-type="string">
            <text:p>http://www.tescan-usa.com/technology/special-solutions/tima-x</text:p>
          </table:table-cell>
        </table:table-row>
        <table:table-row table:style-name="ro23">
          <table:table-cell table:style-name="ce3" office:value-type="string" calcext:value-type="string">
            <text:p>Variable dwell time and EDX analysis duration adapting to each part of the sample</text:p>
          </table:table-cell>
          <table:table-cell table:style-name="ce7"/>
          <table:table-cell table:style-name="ce7" office:value-type="string" calcext:value-type="string">
            <text:p>http://www.tescan-usa.com/technology/special-solutions/tima-x</text:p>
          </table:table-cell>
        </table:table-row>
        <table:table-row table:style-name="ro36">
          <table:table-cell table:style-name="ce3" office:value-type="string" calcext:value-type="string">
            <text:p>Offline data inspection</text:p>
          </table:table-cell>
          <table:table-cell table:style-name="ce7"/>
          <table:table-cell table:style-name="ce7" office:value-type="string" calcext:value-type="string">
            <text:p>http://www.tescan-usa.com/technology/special-solutions/tima-x</text:p>
          </table:table-cell>
        </table:table-row>
        <table:table-row table:style-name="ro23">
          <table:table-cell table:style-name="ce3" office:value-type="string" calcext:value-type="string">
            <text:p>TESCAN SEM/FIB-SEM with integrated Raman spectrometry</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World's first fully-integrated Scanning Electron Microscope and Raman Imaging</text:p>
          </table:table-cell>
          <table:table-cell table:style-name="ce7"/>
          <table:table-cell table:style-name="ce7" office:value-type="string" calcext:value-type="string">
            <text:p>http://www.tescan-usa.com/technology/special-solutions/tescan-sem-fib-sem-integrated-raman</text:p>
          </table:table-cell>
        </table:table-row>
        <table:table-row table:style-name="ro25">
          <table:table-cell table:style-name="ce3" office:value-type="string" calcext:value-type="string">
            <text:p>This novel correlative microscopy technique combines SEM and confocal Raman Imaging. Through Raman Imaging and Scanning Electron Microscopy ultra-structural surface properties can be linked to molecular compound information.</text:p>
          </table:table-cell>
          <table:table-cell table:style-name="ce7"/>
          <table:table-cell table:style-name="ce7" office:value-type="string" calcext:value-type="string">
            <text:p>http://www.tescan-usa.com/technology/special-solutions/tescan-sem-fib-sem-integrated-raman</text:p>
          </table:table-cell>
        </table:table-row>
        <table:table-row table:style-name="ro26">
          <table:table-cell table:style-name="ce3" office:value-type="string" calcext:value-type="string">
            <text:p>This special solution combines all features of a stand-alone TESCAN SEM and the confocal Raman imaging microscope within one instrument:</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Quick and convenient switching between SEM and Raman measurement</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Automated sample transfer from one measuring position to the other</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Integrated software interface for user-friendly measurement control</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Correlation of the measurement results and image overlay</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No compromise in SEM and Raman imaging capabilities</text:p>
          </table:table-cell>
          <table:table-cell table:style-name="ce7"/>
          <table:table-cell table:style-name="ce7" office:value-type="string" calcext:value-type="string">
            <text:p>http://www.tescan-usa.com/technology/special-solutions/tescan-sem-fib-sem-integrated-raman</text:p>
          </table:table-cell>
        </table:table-row>
        <table:table-row table:style-name="ro27">
          <table:table-cell table:style-name="ce3" office:value-type="string" calcext:value-type="string">
            <text:p>About TESCAN </text:p>
          </table:table-cell>
          <table:table-cell table:style-name="ce11" office:value-type="string" calcext:value-type="string">
            <text:p>O TESCANu</text:p>
          </table:table-cell>
          <table:table-cell table:style-name="ce14" office:value-type="string" calcext:value-type="string">
            <text:p><text:a xlink:href="https://www.tescan.com/en-us/about-tescan" xlink:type="simple">https://www.tescan.com/en-us/about-tescan</text:a></text:p>
          </table:table-cell>
        </table:table-row>
        <table:table-row table:style-name="ro47">
          <table:table-cell table:style-name="ce3" office:value-type="string" calcext:value-type="string">
            <text:p>TESCAN is one of the global suppliers of scientific instruments. The company is building its reputation and brand name in the field of designing and manufacturing scanning electron microscopes and system solutions for different applications.</text:p>
            <text:p>  </text:p>
            <text:p>The company is focused on research, development and manufacturing of scientific instruments and laboratory equipment such as:</text:p>
            <text:p>scanning electron microscopes</text:p>
            <text:p>supplementary accessories for SEMs</text:p>
            <text:p>light optical microscopy accessories and image processing</text:p>
            <text:p>special vacuum chambers and custom systems</text:p>
            <text:p>detection systems</text:p>
            <text:p>scientific hardware and software development</text:p>
          </table:table-cell>
          <table:table-cell table:style-name="ce11"/>
          <table:table-cell table:style-name="ce14" office:value-type="string" calcext:value-type="string">
            <text:p><text:a xlink:href="https://www.tescan.com/en-us/about-tescan" xlink:type="simple">https://www.tescan.com/en-us/about-tescan</text:a></text:p>
          </table:table-cell>
        </table:table-row>
        <table:table-row table:style-name="ro48">
          <table:table-cell table:style-name="ce3" office:value-type="string" calcext:value-type="string">
            <text:p>Research &amp; Development</text:p>
            <text:p>TESCAN strives to keep improving continuously their products, which creates a competitive advantage for its customers. The TESCAN brand is becoming established thanks to the company's participation in top research projects and cooperation with the leading companies in the field of electron microscopy and microanalysis. As a result, TESCAN's instrumentation and innovative solutions have won a leading position in the world of nano- and microtechnology.</text:p>
            <text:p> </text:p>
            <text:p>Manufacturing philosophy</text:p>
            <text:p>We recognize that the highest quality and reliability of our products is the foundation of our business. The advanced information system for resources and company processes optimization, the top level of our technology equipment and quality management system constitute the real preconditions for meeting customer expectations about quality, price and delivery.</text:p>
          </table:table-cell>
          <table:table-cell table:style-name="ce7" office:value-type="string" calcext:value-type="string">
            <text:p>Výzkum a vývoj</text:p>
          </table:table-cell>
          <table:table-cell table:style-name="ce14" office:value-type="string" calcext:value-type="string">
            <text:p><text:a xlink:href="https://www.tescan.com/en-us/about-tescan" xlink:type="simple">https://www.tescan.com/en-us/about-tescan</text:a></text:p>
          </table:table-cell>
        </table:table-row>
        <table:table-row table:style-name="ro28">
          <table:table-cell table:style-name="ce3" office:value-type="string" calcext:value-type="string">
            <text:p>Sales &amp; Service</text:p>
            <text:p>Almost 2500 SEM installations in more than 80 countries prove the highest technical solution of TESCAN products.</text:p>
            <text:p>TESCAN sales and service network covers countries all over the world. The team of sales representatives and well-trained service staff is capable to assure fast service and customer support as well as detailed product information.</text:p>
          </table:table-cell>
          <table:table-cell table:style-name="ce7"/>
          <table:table-cell table:style-name="ce14" office:value-type="string" calcext:value-type="string">
            <text:p><text:a xlink:href="https://www.tescan.com/en-us/about-tescan" xlink:type="simple">https://www.tescan.com/en-us/about-tescan</text:a></text:p>
          </table:table-cell>
        </table:table-row>
        <table:table-row table:style-name="ro49">
          <table:table-cell table:number-columns-repeated="3"/>
        </table:table-row>
        <table:table-row table:style-name="ro2">
          <table:table-cell table:style-name="ce3" office:value-type="string" calcext:value-type="string">
            <text:p>History and Present</text:p>
            <text:p>Founded as a small company for manufacturing programmable control units for general purposes, upgrading analogue scanning electron microscopes and manufacturing accessories for them in 1991, the TESCAN is today one of the global suppliers of scanning electron microscopes and solutions for materials science, industry, biology and life sciences, forensic science and others. </text:p>
          </table:table-cell>
          <table:table-cell table:style-name="ce7" office:value-type="string" calcext:value-type="string">
            <text:p>Historie a současnost. Tescan, původně malá firma, založená v roce 1991, vyrábějící programovatelné řídící jednotky pro modernizaci analogových rastrovacích elektronových mikroskopů a drobné příslušenství k nim, se dnes řadí mezi světové dodavatele rastrovacích elektronových mikroskopů a řešení pro vědu o materiálech, průmysl, biologii a biologické vědy, forenzní vědy a další.</text:p>
          </table:table-cell>
          <table:table-cell table:style-name="ce7" office:value-type="string" calcext:value-type="string">
            <text:p/>
            <text:p>https://www.tescan.com/en-us/about-tescan</text:p>
            <text:p/>
          </table:table-cell>
        </table:table-row>
        <table:table-row table:style-name="ro36">
          <table:table-cell table:style-name="ce3" office:value-type="string" calcext:value-type="string">
            <text:p>Whole timeline</text:p>
          </table:table-cell>
          <table:table-cell table:style-name="ce7"/>
          <table:table-cell table:style-name="ce14" office:value-type="string" calcext:value-type="string">
            <text:p><text:a xlink:href="https://www.tescan.com/en-us/about-tescan" xlink:type="simple">https://www.tescan.com/en-us/about-tescan</text:a></text:p>
          </table:table-cell>
        </table:table-row>
        <table:table-row table:style-name="ro50">
          <table:table-cell/>
          <table:table-cell table:style-name="ce27" office:value-type="string" calcext:value-type="string">
            <text:p>FIB – fokusovaný iontový svazek (paprsek)</text:p>
          </table:table-cell>
          <table:table-cell table:style-name="ce15"/>
        </table:table-row>
        <table:table-row table:style-name="ro50">
          <table:table-cell/>
          <table:table-cell table:style-name="ce27" office:value-type="string" calcext:value-type="string">
            <text:p>Material science – fyzika, věda o materiálech, materiálová věda</text:p>
          </table:table-cell>
          <table:table-cell table:style-name="ce15"/>
        </table:table-row>
        <table:table-row table:style-name="ro50">
          <table:table-cell/>
          <table:table-cell table:style-name="ce27" office:value-type="string" calcext:value-type="string">
            <text:p>Life science – věda o životě, biologie, biologické vědy</text:p>
          </table:table-cell>
          <table:table-cell table:style-name="ce15"/>
        </table:table-row>
        <table:table-row table:style-name="ro50">
          <table:table-cell/>
          <table:table-cell table:style-name="ce27" office:value-type="string" calcext:value-type="string">
            <text:p>SEM – rastrovací (skenovací) řádkovací elektronová mikroskopie</text:p>
          </table:table-cell>
          <table:table-cell table:style-name="ce15"/>
        </table:table-row>
        <table:table-row table:style-name="ro50">
          <table:table-cell/>
          <table:table-cell table:style-name="ce27" office:value-type="string" calcext:value-type="string">
            <text:p>TEM – transmisní elektronová mikroskopie</text:p>
          </table:table-cell>
          <table:table-cell table:style-name="ce15"/>
        </table:table-row>
        <table:table-row table:style-name="ro50">
          <table:table-cell/>
          <table:table-cell table:style-name="ce27" office:value-type="string" calcext:value-type="string">
            <text:p>Circuit edit – editace obvodů</text:p>
          </table:table-cell>
          <table:table-cell table:style-name="ce15"/>
        </table:table-row>
        <table:table-row table:style-name="ro50">
          <table:table-cell/>
          <table:table-cell table:style-name="ce27" office:value-type="string" calcext:value-type="string">
            <text:p>Earth science – věda o Zemi</text:p>
          </table:table-cell>
          <table:table-cell table:style-name="ce15"/>
        </table:table-row>
        <table:table-row table:style-name="ro49" table:number-rows-repeated="50">
          <table:table-cell table:number-columns-repeated="2"/>
          <table:table-cell table:style-name="ce15"/>
        </table:table-row>
        <table:table-row table:style-name="ro49" table:number-rows-repeated="1048342">
          <table:table-cell table:number-columns-repeated="3"/>
        </table:table-row>
        <table:table-row table:style-name="ro49">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mm"/>
      <style:text-properties style:font-name="DejaVu Sans" fo:language="cs" fo:country="CZ"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cs" number:country="CZ">
      <number:number number:decimal-places="0" loext:min-decimal-places="0" number:min-integer-digits="1" number:grouping="true"/>
      <number:text> Kč</number:text>
    </number:number-style>
    <number:number-style style:name="N10108" number:language="cs" number:country="CZ">
      <number:text>-</number:text>
      <number:number number:decimal-places="0" loext:min-decimal-places="0" number:min-integer-digits="1" number:grouping="true"/>
      <number:text> Kč</number:text>
      <style:map style:condition="value()&gt;=0" style:apply-style-name="N10108P0"/>
    </number:number-style>
    <number:number-style style:name="N10109P0" style:volatile="true" number:language="cs" number:country="CZ">
      <number:number number:decimal-places="0" loext:min-decimal-places="0" number:min-integer-digits="1" number:grouping="true"/>
      <number:text> Kč</number:text>
    </number:number-style>
    <number:number-style style:name="N10109" number:language="cs" number:country="CZ">
      <style:text-properties fo:color="#ff0000"/>
      <number:text>-</number:text>
      <number:number number:decimal-places="0" loext:min-decimal-places="0" number:min-integer-digits="1" number:grouping="true"/>
      <number:text> Kč</number:text>
      <style:map style:condition="value()&gt;=0" style:apply-style-name="N10109P0"/>
    </number:number-style>
    <number:number-style style:name="N10111P0" style:volatile="true" number:language="cs" number:country="CZ">
      <number:number number:decimal-places="2" loext:min-decimal-places="2" number:min-integer-digits="1" number:grouping="true"/>
      <number:text> Kč</number:text>
    </number:number-style>
    <number:number-style style:name="N10111" number:language="cs" number:country="CZ">
      <number:text>-</number:text>
      <number:number number:decimal-places="2" loext:min-decimal-places="2" number:min-integer-digits="1" number:grouping="true"/>
      <number:text> Kč</number:text>
      <style:map style:condition="value()&gt;=0" style:apply-style-name="N10111P0"/>
    </number:number-style>
    <number:number-style style:name="N10112P0" style:volatile="true" number:language="cs" number:country="CZ">
      <number:number number:decimal-places="2" loext:min-decimal-places="2" number:min-integer-digits="1" number:grouping="true"/>
      <number:text> Kč</number:text>
    </number:number-style>
    <number:number-style style:name="N10112" number:language="cs" number:country="CZ">
      <style:text-properties fo:color="#ff0000"/>
      <number:text>-</number:text>
      <number:number number:decimal-places="2" loext:min-decimal-places="2" number:min-integer-digits="1" number:grouping="true"/>
      <number:text> Kč</number:text>
      <style:map style:condition="value()&gt;=0" style:apply-style-name="N10112P0"/>
    </number:number-style>
    <number:date-style style:name="N10113" number:language="cs" number:country="CZ">
      <number:day/>
      <number:text>.</number:text>
      <number:month/>
      <number:text>.</number:text>
      <number:year number:style="long"/>
    </number:date-style>
    <number:date-style style:name="N10114" number:language="cs" number:country="CZ">
      <number:day/>
      <number:text>.</number:text>
      <number:month number:textual="true"/>
      <number:text>.</number:text>
      <number:year/>
    </number:date-style>
    <number:date-style style:name="N10115" number:language="cs" number:country="CZ">
      <number:day/>
      <number:text>.</number:text>
      <number:month number:textual="true"/>
    </number:date-style>
    <number:date-style style:name="N10116" number:language="cs" number:country="CZ">
      <number:month number:textual="true"/>
      <number:text>.</number:text>
      <number:year/>
    </number:date-style>
    <number:time-style style:name="N10117" number:language="cs" number:country="CZ">
      <number:hours/>
      <number:text>:</number:text>
      <number:minutes number:style="long"/>
      <number:text> </number:text>
      <number:am-pm/>
    </number:time-style>
    <number:time-style style:name="N10118" number:language="cs" number:country="CZ">
      <number:hours/>
      <number:text>:</number:text>
      <number:minutes number:style="long"/>
      <number:text>:</number:text>
      <number:seconds number:style="long"/>
      <number:text> </number:text>
      <number:am-pm/>
    </number:time-style>
    <number:time-style style:name="N10119" number:language="cs" number:country="CZ">
      <number:hours/>
      <number:text>:</number:text>
      <number:minutes number:style="long"/>
    </number:time-style>
    <number:time-style style:name="N10120" number:language="cs" number:country="CZ">
      <number:hours/>
      <number:text>:</number:text>
      <number:minutes number:style="long"/>
      <number:text>:</number:text>
      <number:seconds number:style="long"/>
    </number:time-style>
    <number:date-style style:name="N10121" number:language="cs" number:country="CZ">
      <number:day/>
      <number:text>.</number:text>
      <number:month/>
      <number:text>.</number:text>
      <number:year number:style="long"/>
      <number:text> </number:text>
      <number:hours/>
      <number:text>:</number:text>
      <number:minutes number:style="long"/>
    </number:date-style>
    <number:number-style style:name="N10123P0" style:volatile="true" number:language="cs" number:country="CZ">
      <number:number number:decimal-places="0" loext:min-decimal-places="0" number:min-integer-digits="1" number:grouping="true"/>
      <number:text>     </number:text>
    </number:number-style>
    <number:number-style style:name="N10123" number:language="cs" number:country="CZ">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cs" number:country="CZ">
      <number:number number:decimal-places="0" loext:min-decimal-places="0" number:min-integer-digits="1" number:grouping="true"/>
      <number:text>     </number:text>
    </number:number-style>
    <number:number-style style:name="N10124" number:language="cs" number:country="CZ">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cs" number:country="CZ">
      <number:number number:decimal-places="2" loext:min-decimal-places="2" number:min-integer-digits="1" number:grouping="true"/>
      <number:text>     </number:text>
    </number:number-style>
    <number:number-style style:name="N10126" number:language="cs" number:country="CZ">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cs" number:country="CZ">
      <number:number number:decimal-places="2" loext:min-decimal-places="2" number:min-integer-digits="1" number:grouping="true"/>
      <number:text>     </number:text>
    </number:number-style>
    <number:number-style style:name="N10127" number:language="cs" number:country="CZ">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cs" number:country="CZ">
      <loext:text> </loext:text>
      <loext:fill-character> </loext:fill-character>
      <number:number number:decimal-places="0" loext:min-decimal-places="0" number:min-integer-digits="1" number:grouping="true"/>
      <number:text>      </number:text>
    </number:number-style>
    <number:number-style style:name="N10131P1" style:volatile="true" number:language="cs" number:country="CZ">
      <loext:text>-</loext:text>
      <loext:fill-character> </loext:fill-character>
      <number:number number:decimal-places="0" loext:min-decimal-places="0" number:min-integer-digits="1" number:grouping="true"/>
      <number:text>      </number:text>
    </number:number-style>
    <number:number-style style:name="N10131P2" style:volatile="true" number:language="cs" number:country="CZ">
      <loext:text> </loext:text>
      <loext:fill-character> </loext:fill-character>
      <number:text>-      </number:text>
    </number:number-style>
    <number:text-style style:name="N10131" number:language="cs" number:country="CZ">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cs" number:country="CZ">
      <loext:text> </loext:text>
      <loext:fill-character> </loext:fill-character>
      <number:number number:decimal-places="0" loext:min-decimal-places="0" number:min-integer-digits="1" number:grouping="true"/>
      <number:text> Kč </number:text>
    </number:number-style>
    <number:number-style style:name="N10135P1" style:volatile="true" number:language="cs" number:country="CZ">
      <loext:text>-</loext:text>
      <loext:fill-character> </loext:fill-character>
      <number:number number:decimal-places="0" loext:min-decimal-places="0" number:min-integer-digits="1" number:grouping="true"/>
      <number:text> Kč </number:text>
    </number:number-style>
    <number:number-style style:name="N10135P2" style:volatile="true" number:language="cs" number:country="CZ">
      <loext:text> </loext:text>
      <loext:fill-character> </loext:fill-character>
      <number:text>- Kč </number:text>
    </number:number-style>
    <number:text-style style:name="N10135" number:language="cs" number:country="CZ">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cs" number:country="CZ">
      <loext:text> </loext:text>
      <loext:fill-character> </loext:fill-character>
      <number:number number:decimal-places="2" loext:min-decimal-places="2" number:min-integer-digits="1" number:grouping="true"/>
      <number:text>      </number:text>
    </number:number-style>
    <number:number-style style:name="N10139P1" style:volatile="true" number:language="cs" number:country="CZ">
      <loext:text>-</loext:text>
      <loext:fill-character> </loext:fill-character>
      <number:number number:decimal-places="2" loext:min-decimal-places="2" number:min-integer-digits="1" number:grouping="true"/>
      <number:text>      </number:text>
    </number:number-style>
    <number:number-style style:name="N10139P2" style:volatile="true" number:language="cs" number:country="CZ">
      <loext:text> </loext:text>
      <loext:fill-character> </loext:fill-character>
      <number:text>-</number:text>
      <number:number number:decimal-places="0" loext:min-decimal-places="0" number:min-integer-digits="0"/>
      <number:text>      </number:text>
    </number:number-style>
    <number:text-style style:name="N10139" number:language="cs" number:country="CZ">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cs" number:country="CZ">
      <loext:text> </loext:text>
      <loext:fill-character> </loext:fill-character>
      <number:number number:decimal-places="2" loext:min-decimal-places="2" number:min-integer-digits="1" number:grouping="true"/>
      <number:text> Kč </number:text>
    </number:number-style>
    <number:number-style style:name="N10143P1" style:volatile="true" number:language="cs" number:country="CZ">
      <loext:text>-</loext:text>
      <loext:fill-character> </loext:fill-character>
      <number:number number:decimal-places="2" loext:min-decimal-places="2" number:min-integer-digits="1" number:grouping="true"/>
      <number:text> Kč </number:text>
    </number:number-style>
    <number:number-style style:name="N10143P2" style:volatile="true" number:language="cs" number:country="CZ">
      <loext:text> </loext:text>
      <loext:fill-character> </loext:fill-character>
      <number:text>-</number:text>
      <number:number number:decimal-places="0" loext:min-decimal-places="0" number:min-integer-digits="0"/>
      <number:text> Kč </number:text>
    </number:number-style>
    <number:text-style style:name="N10143" number:language="cs" number:country="CZ">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9">00.00.0000</text:date>, <text:time style:data-style-name="N2" text:time-value="11:06:09.142240840">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09:28:35.275112407</meta:creation-date>
    <meta:generator>LibreOffice/5.4.4.2$Linux_X86_64 LibreOffice_project/40m0$Build-2</meta:generator>
    <meta:editing-duration>PT16H48M59S</meta:editing-duration>
    <meta:editing-cycles>55</meta:editing-cycles>
    <dc:date>2018-01-19T11:06:26.023073232</dc:date>
    <meta:document-statistic meta:table-count="1" meta:cell-count="41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